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75.36mm" svg:y="275.91mm">
            <loext:p draw:notify-on-update-of-ranges="Sheet1.S34:Sheet1.S34 Sheet1.S35:Sheet1.S58 Sheet1.T34:Sheet1.T34 Sheet1.T35:Sheet1.T58 Sheet1.U34:Sheet1.U34 Sheet1.U35:Sheet1.U58 Sheet1.V34:Sheet1.V34 Sheet1.V35:Sheet1.V58 Sheet1.W34:Sheet1.W34 Sheet1.W35:Sheet1.W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00.45mm" svg:height="124.04mm" svg:x="147.85mm" svg:y="272.79mm">
            <loext:p draw:notify-on-update-of-ranges="Sheet1.I33:Sheet1.I33 Sheet1.I34:Sheet1.I57 Sheet1.J33:Sheet1.J33 Sheet1.J34:Sheet1.J57 Sheet1.K33:Sheet1.K33 Sheet1.K34:Sheet1.K57 Sheet1.L33:Sheet1.L33 Sheet1.L34:Sheet1.L57 Sheet1.M33:Sheet1.M33 Sheet1.M34:Sheet1.M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15.41mm" svg:height="140.85mm" svg:x="143.63mm" svg:y="447.23mm">
            <loext:p draw:notify-on-update-of-ranges="Sheet1.G1:Sheet1.G1 Sheet1.G2:Sheet1.G27 Sheet1.H1:Sheet1.H1 Sheet1.H2:Sheet1.H27 Sheet1.I1:Sheet1.I1 Sheet1.I2:Sheet1.I27 Sheet1.J1:Sheet1.J1 Sheet1.J2:Sheet1.J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  <table:table-cell table:number-columns-repeated="6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0.017967" calcext:value-type="float">
            <text:p>0,017967</text:p>
          </table:table-cell>
          <table:table-cell office:value-type="float" office:value="0.03337" calcext:value-type="float">
            <text:p>0,03337</text:p>
          </table:table-cell>
          <table:table-cell office:value-type="float" office:value="0.071627" calcext:value-type="float">
            <text:p>0,071627</text:p>
          </table:table-cell>
          <table:table-cell table:formula="of:=[.U2]/[.A2]" office:value-type="float" office:value="0.133264" calcext:value-type="float">
            <text:p>0,133264</text:p>
          </table:table-cell>
          <table:table-cell office:value-type="float" office:value="0.286281" calcext:value-type="float">
            <text:p>0,286281</text:p>
          </table:table-cell>
          <table:table-cell office:value-type="float" office:value="0.533101" calcext:value-type="float">
            <text:p>0,533101</text:p>
          </table:table-cell>
          <table:table-cell office:value-type="float" office:value="1.06869" calcext:value-type="float">
            <text:p>1,06869</text:p>
          </table:table-cell>
          <table:table-cell office:value-type="float" office:value="2.13668" calcext:value-type="float">
            <text:p>2,136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B2]/[.A2]" office:value-type="float" office:value="0.013504" calcext:value-type="float">
            <text:p>0,013504</text:p>
          </table:table-cell>
          <table:table-cell office:value-type="float" office:value="0.017967" calcext:value-type="float">
            <text:p>0,017967</text:p>
          </table:table-cell>
          <table:table-cell table:formula="of:=[.D2]/[.A2]" office:value-type="float" office:value="0.03337" calcext:value-type="float">
            <text:p>0,03337</text:p>
          </table:table-cell>
          <table:table-cell table:formula="of:=[.E2]/[.A2]" office:value-type="float" office:value="0.071627" calcext:value-type="float">
            <text:p>0,071627</text:p>
          </table:table-cell>
          <table:table-cell table:formula="of:=0.133264/[.A2]" office:value-type="float" office:value="0.133264" calcext:value-type="float">
            <text:p>0,133264</text:p>
          </table:table-cell>
          <table:table-cell table:formula="of:=[.G2]/[.A2]" office:value-type="float" office:value="0.286281" calcext:value-type="float">
            <text:p>0,286281</text:p>
          </table:table-cell>
          <table:table-cell table:formula="of:=[.H2]/[.A2]" office:value-type="float" office:value="0.533101" calcext:value-type="float">
            <text:p>0,533101</text:p>
          </table:table-cell>
          <table:table-cell table:formula="of:=[.I2]/[.A2]" office:value-type="float" office:value="1.06869" calcext:value-type="float">
            <text:p>1,06869</text:p>
          </table:table-cell>
          <table:table-cell table:formula="of:=[.J2]/[.A2]" office:value-type="float" office:value="2.13668" calcext:value-type="float">
            <text:p>2,13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32" calcext:value-type="float">
            <text:p>0,006732</text:p>
          </table:table-cell>
          <table:table-cell office:value-type="float" office:value="0.013541" calcext:value-type="float">
            <text:p>0,013541</text:p>
          </table:table-cell>
          <table:table-cell office:value-type="float" office:value="0.027228" calcext:value-type="float">
            <text:p>0,027228</text:p>
          </table:table-cell>
          <table:table-cell office:value-type="float" office:value="0.054212" calcext:value-type="float">
            <text:p>0,054212</text:p>
          </table:table-cell>
          <table:table-cell office:value-type="float" office:value="0.108365" calcext:value-type="float">
            <text:p>0,108365</text:p>
          </table:table-cell>
          <table:table-cell office:value-type="float" office:value="0.217049" calcext:value-type="float">
            <text:p>0,217049</text:p>
          </table:table-cell>
          <table:table-cell office:value-type="float" office:value="0.433012" calcext:value-type="float">
            <text:p>0,433012</text:p>
          </table:table-cell>
          <table:table-cell office:value-type="float" office:value="0.865291" calcext:value-type="float">
            <text:p>0,865291</text:p>
          </table:table-cell>
          <table:table-cell office:value-type="float" office:value="1.72893" calcext:value-type="float">
            <text:p>1,728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0.006732/2" office:value-type="float" office:value="0.003366" calcext:value-type="float">
            <text:p>0,003366</text:p>
          </table:table-cell>
          <table:table-cell table:formula="of:=0.013541/2" office:value-type="float" office:value="0.0067705" calcext:value-type="float">
            <text:p>0,0067705</text:p>
          </table:table-cell>
          <table:table-cell table:formula="of:=[.D3]/[.A3]" office:value-type="float" office:value="0.013614" calcext:value-type="float">
            <text:p>0,013614</text:p>
          </table:table-cell>
          <table:table-cell table:formula="of:=[.E3]/[.A3]" office:value-type="float" office:value="0.027106" calcext:value-type="float">
            <text:p>0,027106</text:p>
          </table:table-cell>
          <table:table-cell table:formula="of:=0.133264/[.A3]" office:value-type="float" office:value="0.066632" calcext:value-type="float">
            <text:p>0,066632</text:p>
          </table:table-cell>
          <table:table-cell table:formula="of:=[.G3]/[.A3]" office:value-type="float" office:value="0.1085245" calcext:value-type="float">
            <text:p>0,1085245</text:p>
          </table:table-cell>
          <table:table-cell table:formula="of:=[.H3]/[.A3]" office:value-type="float" office:value="0.216506" calcext:value-type="float">
            <text:p>0,216506</text:p>
          </table:table-cell>
          <table:table-cell table:formula="of:=[.I3]/[.A3]" office:value-type="float" office:value="0.4326455" calcext:value-type="float">
            <text:p>0,4326455</text:p>
          </table:table-cell>
          <table:table-cell table:formula="of:=[.J3]/[.A3]" office:value-type="float" office:value="0.864465" calcext:value-type="float">
            <text:p>0,864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453" calcext:value-type="float">
            <text:p>0,006453</text:p>
          </table:table-cell>
          <table:table-cell office:value-type="float" office:value="0.012996" calcext:value-type="float">
            <text:p>0,01299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0.052002" calcext:value-type="float">
            <text:p>0,052002</text:p>
          </table:table-cell>
          <table:table-cell office:value-type="float" office:value="0.10388" calcext:value-type="float">
            <text:p>0,10388</text:p>
          </table:table-cell>
          <table:table-cell office:value-type="float" office:value="0.20786" calcext:value-type="float">
            <text:p>0,20786</text:p>
          </table:table-cell>
          <table:table-cell office:value-type="float" office:value="0.414845" calcext:value-type="float">
            <text:p>0,414845</text:p>
          </table:table-cell>
          <table:table-cell office:value-type="float" office:value="0.82948" calcext:value-type="float">
            <text:p>0,82948</text:p>
          </table:table-cell>
          <table:table-cell office:value-type="float" office:value="1.65708" calcext:value-type="float">
            <text:p>1,6570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0.006453/3" office:value-type="float" office:value="0.002151" calcext:value-type="float">
            <text:p>0,002151</text:p>
          </table:table-cell>
          <table:table-cell table:formula="of:=0.012996/3" office:value-type="float" office:value="0.004332" calcext:value-type="float">
            <text:p>0,004332</text:p>
          </table:table-cell>
          <table:table-cell table:formula="of:=[.D4]/[.A4]" office:value-type="float" office:value="0.00864" calcext:value-type="float">
            <text:p>0,00864</text:p>
          </table:table-cell>
          <table:table-cell table:formula="of:=[.E4]/[.A4]" office:value-type="float" office:value="0.017334" calcext:value-type="float">
            <text:p>0,017334</text:p>
          </table:table-cell>
          <table:table-cell table:formula="of:=0.133264/[.A4]" office:value-type="float" office:value="0.0444213333333333" calcext:value-type="float">
            <text:p>0,0444213333</text:p>
          </table:table-cell>
          <table:table-cell table:formula="of:=[.G4]/[.A4]" office:value-type="float" office:value="0.0692866666666667" calcext:value-type="float">
            <text:p>0,0692866667</text:p>
          </table:table-cell>
          <table:table-cell table:formula="of:=[.H4]/[.A4]" office:value-type="float" office:value="0.138281666666667" calcext:value-type="float">
            <text:p>0,1382816667</text:p>
          </table:table-cell>
          <table:table-cell table:formula="of:=[.I4]/[.A4]" office:value-type="float" office:value="0.276493333333333" calcext:value-type="float">
            <text:p>0,2764933333</text:p>
          </table:table-cell>
          <table:table-cell table:formula="of:=[.J4]/[.A4]" office:value-type="float" office:value="0.55236" calcext:value-type="float">
            <text:p>0,55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835" calcext:value-type="float">
            <text:p>0,006835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0.027401" calcext:value-type="float">
            <text:p>0,027401</text:p>
          </table:table-cell>
          <table:table-cell office:value-type="float" office:value="0.054895" calcext:value-type="float">
            <text:p>0,054895</text:p>
          </table:table-cell>
          <table:table-cell office:value-type="float" office:value="0.109686" calcext:value-type="float">
            <text:p>0,109686</text:p>
          </table:table-cell>
          <table:table-cell office:value-type="float" office:value="0.219387" calcext:value-type="float">
            <text:p>0,219387</text:p>
          </table:table-cell>
          <table:table-cell office:value-type="float" office:value="0.438384" calcext:value-type="float">
            <text:p>0,438384</text:p>
          </table:table-cell>
          <table:table-cell office:value-type="float" office:value="0.876175" calcext:value-type="float">
            <text:p>0,876175</text:p>
          </table:table-cell>
          <table:table-cell office:value-type="float" office:value="1.75029" calcext:value-type="float">
            <text:p>1,7502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0.006835/4" office:value-type="float" office:value="0.00170875" calcext:value-type="float">
            <text:p>0,00170875</text:p>
          </table:table-cell>
          <table:table-cell table:formula="of:=0.01367/4" office:value-type="float" office:value="0.0034175" calcext:value-type="float">
            <text:p>0,0034175</text:p>
          </table:table-cell>
          <table:table-cell table:formula="of:=[.D5]/[.A5]" office:value-type="float" office:value="0.00685025" calcext:value-type="float">
            <text:p>0,00685025</text:p>
          </table:table-cell>
          <table:table-cell table:formula="of:=[.E5]/[.A5]" office:value-type="float" office:value="0.01372375" calcext:value-type="float">
            <text:p>0,01372375</text:p>
          </table:table-cell>
          <table:table-cell table:formula="of:=0.133264/[.A5]" office:value-type="float" office:value="0.033316" calcext:value-type="float">
            <text:p>0,033316</text:p>
          </table:table-cell>
          <table:table-cell table:formula="of:=[.G5]/[.A5]" office:value-type="float" office:value="0.05484675" calcext:value-type="float">
            <text:p>0,05484675</text:p>
          </table:table-cell>
          <table:table-cell table:formula="of:=[.H5]/[.A5]" office:value-type="float" office:value="0.109596" calcext:value-type="float">
            <text:p>0,109596</text:p>
          </table:table-cell>
          <table:table-cell table:formula="of:=[.I5]/[.A5]" office:value-type="float" office:value="0.21904375" calcext:value-type="float">
            <text:p>0,21904375</text:p>
          </table:table-cell>
          <table:table-cell table:formula="of:=[.J5]/[.A5]" office:value-type="float" office:value="0.4375725" calcext:value-type="float">
            <text:p>0,4375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14926" calcext:value-type="float">
            <text:p>0,014926</text:p>
          </table:table-cell>
          <table:table-cell office:value-type="float" office:value="0.030233" calcext:value-type="float">
            <text:p>0,030233</text:p>
          </table:table-cell>
          <table:table-cell office:value-type="float" office:value="0.059898" calcext:value-type="float">
            <text:p>0,059898</text:p>
          </table:table-cell>
          <table:table-cell office:value-type="float" office:value="0.119602" calcext:value-type="float">
            <text:p>0,119602</text:p>
          </table:table-cell>
          <table:table-cell office:value-type="float" office:value="0.239297" calcext:value-type="float">
            <text:p>0,239297</text:p>
          </table:table-cell>
          <table:table-cell office:value-type="float" office:value="0.477985" calcext:value-type="float">
            <text:p>0,477985</text:p>
          </table:table-cell>
          <table:table-cell office:value-type="float" office:value="0.965072" calcext:value-type="float">
            <text:p>0,965072</text:p>
          </table:table-cell>
          <table:table-cell office:value-type="float" office:value="1.91034" calcext:value-type="float">
            <text:p>1,9103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0.007454/5" office:value-type="float" office:value="0.0014908" calcext:value-type="float">
            <text:p>0,0014908</text:p>
          </table:table-cell>
          <table:table-cell table:formula="of:=0.014926/5" office:value-type="float" office:value="0.0029852" calcext:value-type="float">
            <text:p>0,0029852</text:p>
          </table:table-cell>
          <table:table-cell table:formula="of:=[.D6]/[.A6]" office:value-type="float" office:value="0.0060466" calcext:value-type="float">
            <text:p>0,0060466</text:p>
          </table:table-cell>
          <table:table-cell table:formula="of:=[.E6]/[.A6]" office:value-type="float" office:value="0.0119796" calcext:value-type="float">
            <text:p>0,0119796</text:p>
          </table:table-cell>
          <table:table-cell table:formula="of:=0.133264/[.A6]" office:value-type="float" office:value="0.0266528" calcext:value-type="float">
            <text:p>0,0266528</text:p>
          </table:table-cell>
          <table:table-cell table:formula="of:=[.G6]/[.A6]" office:value-type="float" office:value="0.0478594" calcext:value-type="float">
            <text:p>0,0478594</text:p>
          </table:table-cell>
          <table:table-cell table:formula="of:=[.H6]/[.A6]" office:value-type="float" office:value="0.095597" calcext:value-type="float">
            <text:p>0,095597</text:p>
          </table:table-cell>
          <table:table-cell table:formula="of:=[.I6]/[.A6]" office:value-type="float" office:value="0.1930144" calcext:value-type="float">
            <text:p>0,1930144</text:p>
          </table:table-cell>
          <table:table-cell table:formula="of:=[.J6]/[.A6]" office:value-type="float" office:value="0.382068" calcext:value-type="float">
            <text:p>0,382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,008236</text:p>
          </table:table-cell>
          <table:table-cell office:value-type="float" office:value="0.016505" calcext:value-type="float">
            <text:p>0,016505</text:p>
          </table:table-cell>
          <table:table-cell office:value-type="float" office:value="0.033099" calcext:value-type="float">
            <text:p>0,033099</text:p>
          </table:table-cell>
          <table:table-cell office:value-type="float" office:value="0.066248" calcext:value-type="float">
            <text:p>0,066248</text:p>
          </table:table-cell>
          <table:table-cell office:value-type="float" office:value="0.132425" calcext:value-type="float">
            <text:p>0,132425</text:p>
          </table:table-cell>
          <table:table-cell office:value-type="float" office:value="0.264852" calcext:value-type="float">
            <text:p>0,264852</text:p>
          </table:table-cell>
          <table:table-cell office:value-type="float" office:value="0.529168" calcext:value-type="float">
            <text:p>0,529168</text:p>
          </table:table-cell>
          <table:table-cell office:value-type="float" office:value="1.06264" calcext:value-type="float">
            <text:p>1,06264</text:p>
          </table:table-cell>
          <table:table-cell office:value-type="float" office:value="2.11438" calcext:value-type="float">
            <text:p>2,1143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,008236</text:p>
          </table:table-cell>
          <table:table-cell table:formula="of:=0.0165056" office:value-type="float" office:value="0.0165056" calcext:value-type="float">
            <text:p>0,0165056</text:p>
          </table:table-cell>
          <table:table-cell table:formula="of:=[.D7]/[.A7]" office:value-type="float" office:value="0.0055165" calcext:value-type="float">
            <text:p>0,0055165</text:p>
          </table:table-cell>
          <table:table-cell table:formula="of:=[.E7]/[.A7]" office:value-type="float" office:value="0.0110413333333333" calcext:value-type="float">
            <text:p>0,0110413333</text:p>
          </table:table-cell>
          <table:table-cell table:formula="of:=0.133264/[.A7]" office:value-type="float" office:value="0.0222106666666667" calcext:value-type="float">
            <text:p>0,0222106667</text:p>
          </table:table-cell>
          <table:table-cell table:formula="of:=[.G7]/[.A7]" office:value-type="float" office:value="0.044142" calcext:value-type="float">
            <text:p>0,044142</text:p>
          </table:table-cell>
          <table:table-cell table:formula="of:=[.H7]/[.A7]" office:value-type="float" office:value="0.0881946666666667" calcext:value-type="float">
            <text:p>0,0881946667</text:p>
          </table:table-cell>
          <table:table-cell table:formula="of:=[.I7]/[.A7]" office:value-type="float" office:value="0.177106666666667" calcext:value-type="float">
            <text:p>0,1771066667</text:p>
          </table:table-cell>
          <table:table-cell table:formula="of:=[.J7]/[.A7]" office:value-type="float" office:value="0.352396666666667" calcext:value-type="float">
            <text:p>0,35239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,009176</text:p>
          </table:table-cell>
          <table:table-cell office:value-type="float" office:value="0.018354" calcext:value-type="float">
            <text:p>0,018354</text:p>
          </table:table-cell>
          <table:table-cell office:value-type="float" office:value="0.036764" calcext:value-type="float">
            <text:p>0,036764</text:p>
          </table:table-cell>
          <table:table-cell office:value-type="float" office:value="0.073545" calcext:value-type="float">
            <text:p>0,073545</text:p>
          </table:table-cell>
          <table:table-cell office:value-type="float" office:value="0.14715" calcext:value-type="float">
            <text:p>0,14715</text:p>
          </table:table-cell>
          <table:table-cell office:value-type="float" office:value="0.294289" calcext:value-type="float">
            <text:p>0,294289</text:p>
          </table:table-cell>
          <table:table-cell office:value-type="float" office:value="0.587945" calcext:value-type="float">
            <text:p>0,587945</text:p>
          </table:table-cell>
          <table:table-cell office:value-type="float" office:value="1.17664" calcext:value-type="float">
            <text:p>1,17664</text:p>
          </table:table-cell>
          <table:table-cell office:value-type="float" office:value="2.34778" calcext:value-type="float">
            <text:p>2,3477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,009176</text:p>
          </table:table-cell>
          <table:table-cell table:formula="of:=0.018354/7" office:value-type="float" office:value="0.002622" calcext:value-type="float">
            <text:p>0,002622</text:p>
          </table:table-cell>
          <table:table-cell table:formula="of:=[.D8]/[.A8]" office:value-type="float" office:value="0.005252" calcext:value-type="float">
            <text:p>0,005252</text:p>
          </table:table-cell>
          <table:table-cell table:formula="of:=[.E8]/[.A8]" office:value-type="float" office:value="0.0105064285714286" calcext:value-type="float">
            <text:p>0,0105064286</text:p>
          </table:table-cell>
          <table:table-cell table:formula="of:=0.133264/[.A8]" office:value-type="float" office:value="0.0190377142857143" calcext:value-type="float">
            <text:p>0,0190377143</text:p>
          </table:table-cell>
          <table:table-cell table:formula="of:=[.G8]/[.A8]" office:value-type="float" office:value="0.0420412857142857" calcext:value-type="float">
            <text:p>0,0420412857</text:p>
          </table:table-cell>
          <table:table-cell table:formula="of:=[.H8]/[.A8]" office:value-type="float" office:value="0.0839921428571429" calcext:value-type="float">
            <text:p>0,0839921429</text:p>
          </table:table-cell>
          <table:table-cell table:formula="of:=[.I8]/[.A8]" office:value-type="float" office:value="0.168091428571429" calcext:value-type="float">
            <text:p>0,1680914286</text:p>
          </table:table-cell>
          <table:table-cell table:formula="of:=[.J8]/[.A8]" office:value-type="float" office:value="0.335397142857143" calcext:value-type="float">
            <text:p>0,33539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284" calcext:value-type="float">
            <text:p>0,010284</text:p>
          </table:table-cell>
          <table:table-cell office:value-type="float" office:value="0.020567" calcext:value-type="float">
            <text:p>0,020567</text:p>
          </table:table-cell>
          <table:table-cell office:value-type="float" office:value="0.041081" calcext:value-type="float">
            <text:p>0,041081</text:p>
          </table:table-cell>
          <table:table-cell office:value-type="float" office:value="0.082273" calcext:value-type="float">
            <text:p>0,082273</text:p>
          </table:table-cell>
          <table:table-cell office:value-type="float" office:value="0.164576" calcext:value-type="float">
            <text:p>0,164576</text:p>
          </table:table-cell>
          <table:table-cell office:value-type="float" office:value="0.329192" calcext:value-type="float">
            <text:p>0,329192</text:p>
          </table:table-cell>
          <table:table-cell office:value-type="float" office:value="0.657979" calcext:value-type="float">
            <text:p>0,657979</text:p>
          </table:table-cell>
          <table:table-cell office:value-type="float" office:value="1.31583" calcext:value-type="float">
            <text:p>1,31583</text:p>
          </table:table-cell>
          <table:table-cell office:value-type="float" office:value="2.63192" calcext:value-type="float">
            <text:p>2,6319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0.0122365/8" office:value-type="float" office:value="0.0015295625" calcext:value-type="float">
            <text:p>0,0015295625</text:p>
          </table:table-cell>
          <table:table-cell table:formula="of:=0.020567/8" office:value-type="float" office:value="0.002570875" calcext:value-type="float">
            <text:p>0,002570875</text:p>
          </table:table-cell>
          <table:table-cell table:formula="of:=[.D9]/[.A9]" office:value-type="float" office:value="0.005135125" calcext:value-type="float">
            <text:p>0,005135125</text:p>
          </table:table-cell>
          <table:table-cell table:formula="of:=[.E9]/[.A9]" office:value-type="float" office:value="0.010284125" calcext:value-type="float">
            <text:p>0,010284125</text:p>
          </table:table-cell>
          <table:table-cell table:formula="of:=0.133264/[.A9]" office:value-type="float" office:value="0.016658" calcext:value-type="float">
            <text:p>0,016658</text:p>
          </table:table-cell>
          <table:table-cell table:formula="of:=[.G9]/[.A9]" office:value-type="float" office:value="0.041149" calcext:value-type="float">
            <text:p>0,041149</text:p>
          </table:table-cell>
          <table:table-cell table:formula="of:=[.H9]/[.A9]" office:value-type="float" office:value="0.082247375" calcext:value-type="float">
            <text:p>0,082247375</text:p>
          </table:table-cell>
          <table:table-cell table:formula="of:=[.I9]/[.A9]" office:value-type="float" office:value="0.16447875" calcext:value-type="float">
            <text:p>0,16447875</text:p>
          </table:table-cell>
          <table:table-cell table:formula="of:=[.J9]/[.A9]" office:value-type="float" office:value="0.32899" calcext:value-type="float">
            <text:p>0,32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687" calcext:value-type="float">
            <text:p>0,011687</text:p>
          </table:table-cell>
          <table:table-cell office:value-type="float" office:value="0.023382" calcext:value-type="float">
            <text:p>0,023382</text:p>
          </table:table-cell>
          <table:table-cell office:value-type="float" office:value="0.046785" calcext:value-type="float">
            <text:p>0,046785</text:p>
          </table:table-cell>
          <table:table-cell office:value-type="float" office:value="0.093565" calcext:value-type="float">
            <text:p>0,093565</text:p>
          </table:table-cell>
          <table:table-cell office:value-type="float" office:value="0.18717" calcext:value-type="float">
            <text:p>0,18717</text:p>
          </table:table-cell>
          <table:table-cell office:value-type="float" office:value="0.374108" calcext:value-type="float">
            <text:p>0,374108</text:p>
          </table:table-cell>
          <table:table-cell office:value-type="float" office:value="0.747456" calcext:value-type="float">
            <text:p>0,747456</text:p>
          </table:table-cell>
          <table:table-cell office:value-type="float" office:value="1.49711" calcext:value-type="float">
            <text:p>1,49711</text:p>
          </table:table-cell>
          <table:table-cell office:value-type="float" office:value="2.99402" calcext:value-type="float">
            <text:p>2,9940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0.011687/9" office:value-type="float" office:value="0.00129855555555556" calcext:value-type="float">
            <text:p>0,0012985556</text:p>
          </table:table-cell>
          <table:table-cell table:formula="of:=0.023382/9" office:value-type="float" office:value="0.002598" calcext:value-type="float">
            <text:p>0,002598</text:p>
          </table:table-cell>
          <table:table-cell table:formula="of:=[.D10]/[.A10]" office:value-type="float" office:value="0.00519833333333333" calcext:value-type="float">
            <text:p>0,0051983333</text:p>
          </table:table-cell>
          <table:table-cell table:formula="of:=[.E10]/[.A10]" office:value-type="float" office:value="0.0103961111111111" calcext:value-type="float">
            <text:p>0,0103961111</text:p>
          </table:table-cell>
          <table:table-cell table:formula="of:=0.133264/[.A10]" office:value-type="float" office:value="0.0148071111111111" calcext:value-type="float">
            <text:p>0,0148071111</text:p>
          </table:table-cell>
          <table:table-cell table:formula="of:=[.G10]/[.A10]" office:value-type="float" office:value="0.0415675555555556" calcext:value-type="float">
            <text:p>0,0415675556</text:p>
          </table:table-cell>
          <table:table-cell table:formula="of:=[.H10]/[.A10]" office:value-type="float" office:value="0.0830506666666667" calcext:value-type="float">
            <text:p>0,0830506667</text:p>
          </table:table-cell>
          <table:table-cell table:formula="of:=[.I10]/[.A10]" office:value-type="float" office:value="0.166345555555556" calcext:value-type="float">
            <text:p>0,1663455556</text:p>
          </table:table-cell>
          <table:table-cell table:formula="of:=[.J10]/[.A10]" office:value-type="float" office:value="0.332668888888889" calcext:value-type="float">
            <text:p>0,33266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77" calcext:value-type="float">
            <text:p>0,016977</text:p>
          </table:table-cell>
          <table:table-cell office:value-type="float" office:value="0.033602" calcext:value-type="float">
            <text:p>0,033602</text:p>
          </table:table-cell>
          <table:table-cell office:value-type="float" office:value="0.067478" calcext:value-type="float">
            <text:p>0,067478</text:p>
          </table:table-cell>
          <table:table-cell office:value-type="float" office:value="0.134745" calcext:value-type="float">
            <text:p>0,134745</text:p>
          </table:table-cell>
          <table:table-cell office:value-type="float" office:value="0.270478" calcext:value-type="float">
            <text:p>0,270478</text:p>
          </table:table-cell>
          <table:table-cell office:value-type="float" office:value="0.537741" calcext:value-type="float">
            <text:p>0,537741</text:p>
          </table:table-cell>
          <table:table-cell office:value-type="float" office:value="1.07994" calcext:value-type="float">
            <text:p>1,07994</text:p>
          </table:table-cell>
          <table:table-cell office:value-type="float" office:value="1.70641" calcext:value-type="float">
            <text:p>1,70641</text:p>
          </table:table-cell>
          <table:table-cell office:value-type="float" office:value="3.41243" calcext:value-type="float">
            <text:p>3,4124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0.0169771" office:value-type="float" office:value="0.0169771" calcext:value-type="float">
            <text:p>0,0169771</text:p>
          </table:table-cell>
          <table:table-cell table:formula="of:=0.033602/10" office:value-type="float" office:value="0.0033602" calcext:value-type="float">
            <text:p>0,0033602</text:p>
          </table:table-cell>
          <table:table-cell table:formula="of:=[.D11]/[.A11]" office:value-type="float" office:value="0.0067478" calcext:value-type="float">
            <text:p>0,0067478</text:p>
          </table:table-cell>
          <table:table-cell table:formula="of:=[.E11]/[.A11]" office:value-type="float" office:value="0.0134745" calcext:value-type="float">
            <text:p>0,0134745</text:p>
          </table:table-cell>
          <table:table-cell table:formula="of:=0.133264/[.A11]" office:value-type="float" office:value="0.0133264" calcext:value-type="float">
            <text:p>0,0133264</text:p>
          </table:table-cell>
          <table:table-cell table:formula="of:=[.G11]/[.A11]" office:value-type="float" office:value="0.0537741" calcext:value-type="float">
            <text:p>0,0537741</text:p>
          </table:table-cell>
          <table:table-cell table:formula="of:=[.H11]/[.A11]" office:value-type="float" office:value="0.107994" calcext:value-type="float">
            <text:p>0,107994</text:p>
          </table:table-cell>
          <table:table-cell table:formula="of:=[.I11]/[.A11]" office:value-type="float" office:value="0.170641" calcext:value-type="float">
            <text:p>0,170641</text:p>
          </table:table-cell>
          <table:table-cell table:formula="of:=[.J11]/[.A11]" office:value-type="float" office:value="0.341243" calcext:value-type="float">
            <text:p>0,341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056" calcext:value-type="float">
            <text:p>0,02056</text:p>
          </table:table-cell>
          <table:table-cell office:value-type="float" office:value="0.041114" calcext:value-type="float">
            <text:p>0,041114</text:p>
          </table:table-cell>
          <table:table-cell office:value-type="float" office:value="0.081744" calcext:value-type="float">
            <text:p>0,081744</text:p>
          </table:table-cell>
          <table:table-cell office:value-type="float" office:value="0.163421" calcext:value-type="float">
            <text:p>0,163421</text:p>
          </table:table-cell>
          <table:table-cell office:value-type="float" office:value="0.327906" calcext:value-type="float">
            <text:p>0,327906</text:p>
          </table:table-cell>
          <table:table-cell office:value-type="float" office:value="0.656668" calcext:value-type="float">
            <text:p>0,656668</text:p>
          </table:table-cell>
          <table:table-cell office:value-type="float" office:value="1.31314" calcext:value-type="float">
            <text:p>1,31314</text:p>
          </table:table-cell>
          <table:table-cell office:value-type="float" office:value="1.9648" calcext:value-type="float">
            <text:p>1,9648</text:p>
          </table:table-cell>
          <table:table-cell office:value-type="float" office:value="3.89002" calcext:value-type="float">
            <text:p>3,890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0.0205611" office:value-type="float" office:value="0.0205611" calcext:value-type="float">
            <text:p>0,0205611</text:p>
          </table:table-cell>
          <table:table-cell table:formula="of:=0.041114/11" office:value-type="float" office:value="0.00373763636363636" calcext:value-type="float">
            <text:p>0,0037376364</text:p>
          </table:table-cell>
          <table:table-cell table:formula="of:=[.D12]/[.A12]" office:value-type="float" office:value="0.00743127272727273" calcext:value-type="float">
            <text:p>0,0074312727</text:p>
          </table:table-cell>
          <table:table-cell table:formula="of:=[.E12]/[.A12]" office:value-type="float" office:value="0.0148564545454545" calcext:value-type="float">
            <text:p>0,0148564545</text:p>
          </table:table-cell>
          <table:table-cell table:formula="of:=0.133264/[.A12]" office:value-type="float" office:value="0.0121149090909091" calcext:value-type="float">
            <text:p>0,0121149091</text:p>
          </table:table-cell>
          <table:table-cell table:formula="of:=[.G12]/[.A12]" office:value-type="float" office:value="0.0596970909090909" calcext:value-type="float">
            <text:p>0,0596970909</text:p>
          </table:table-cell>
          <table:table-cell table:formula="of:=[.H12]/[.A12]" office:value-type="float" office:value="0.119376363636364" calcext:value-type="float">
            <text:p>0,1193763636</text:p>
          </table:table-cell>
          <table:table-cell table:formula="of:=[.I12]/[.A12]" office:value-type="float" office:value="0.178618181818182" calcext:value-type="float">
            <text:p>0,1786181818</text:p>
          </table:table-cell>
          <table:table-cell table:formula="of:=[.J12]/[.A12]" office:value-type="float" office:value="0.353638181818182" calcext:value-type="float">
            <text:p>0,3536381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0087" calcext:value-type="float">
            <text:p>0,020087</text:p>
          </table:table-cell>
          <table:table-cell office:value-type="float" office:value="0.040112" calcext:value-type="float">
            <text:p>0,040112</text:p>
          </table:table-cell>
          <table:table-cell office:value-type="float" office:value="0.079665" calcext:value-type="float">
            <text:p>0,079665</text:p>
          </table:table-cell>
          <table:table-cell office:value-type="float" office:value="0.158907" calcext:value-type="float">
            <text:p>0,158907</text:p>
          </table:table-cell>
          <table:table-cell office:value-type="float" office:value="0.317728" calcext:value-type="float">
            <text:p>0,317728</text:p>
          </table:table-cell>
          <table:table-cell office:value-type="float" office:value="0.635509" calcext:value-type="float">
            <text:p>0,635509</text:p>
          </table:table-cell>
          <table:table-cell office:value-type="float" office:value="1.26885" calcext:value-type="float">
            <text:p>1,26885</text:p>
          </table:table-cell>
          <table:table-cell office:value-type="float" office:value="2.23105" calcext:value-type="float">
            <text:p>2,23105</text:p>
          </table:table-cell>
          <table:table-cell office:value-type="float" office:value="4.40581" calcext:value-type="float">
            <text:p>4,4058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0.020087/12" office:value-type="float" office:value="0.00167391666666667" calcext:value-type="float">
            <text:p>0,0016739167</text:p>
          </table:table-cell>
          <table:table-cell table:formula="of:=0.040112/12" office:value-type="float" office:value="0.00334266666666667" calcext:value-type="float">
            <text:p>0,0033426667</text:p>
          </table:table-cell>
          <table:table-cell table:formula="of:=[.D13]/[.A13]" office:value-type="float" office:value="0.00663875" calcext:value-type="float">
            <text:p>0,00663875</text:p>
          </table:table-cell>
          <table:table-cell table:formula="of:=[.E13]/[.A13]" office:value-type="float" office:value="0.01324225" calcext:value-type="float">
            <text:p>0,01324225</text:p>
          </table:table-cell>
          <table:table-cell table:formula="of:=0.133264/[.A13]" office:value-type="float" office:value="0.0111053333333333" calcext:value-type="float">
            <text:p>0,0111053333</text:p>
          </table:table-cell>
          <table:table-cell table:formula="of:=[.G13]/[.A13]" office:value-type="float" office:value="0.0529590833333333" calcext:value-type="float">
            <text:p>0,0529590833</text:p>
          </table:table-cell>
          <table:table-cell table:formula="of:=[.H13]/[.A13]" office:value-type="float" office:value="0.1057375" calcext:value-type="float">
            <text:p>0,1057375</text:p>
          </table:table-cell>
          <table:table-cell table:formula="of:=[.I13]/[.A13]" office:value-type="float" office:value="0.185920833333333" calcext:value-type="float">
            <text:p>0,1859208333</text:p>
          </table:table-cell>
          <table:table-cell table:formula="of:=[.J13]/[.A13]" office:value-type="float" office:value="0.367150833333333" calcext:value-type="float">
            <text:p>0,3671508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8304" calcext:value-type="float">
            <text:p>0,028304</text:p>
          </table:table-cell>
          <table:table-cell office:value-type="float" office:value="0.044161" calcext:value-type="float">
            <text:p>0,044161</text:p>
          </table:table-cell>
          <table:table-cell office:value-type="float" office:value="0.111684" calcext:value-type="float">
            <text:p>0,111684</text:p>
          </table:table-cell>
          <table:table-cell office:value-type="float" office:value="0.222033" calcext:value-type="float">
            <text:p>0,222033</text:p>
          </table:table-cell>
          <table:table-cell office:value-type="float" office:value="0.454646" calcext:value-type="float">
            <text:p>0,454646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1.81614" calcext:value-type="float">
            <text:p>1,81614</text:p>
          </table:table-cell>
          <table:table-cell office:value-type="float" office:value="2.50782" calcext:value-type="float">
            <text:p>2,50782</text:p>
          </table:table-cell>
          <table:table-cell office:value-type="float" office:value="6.91266" calcext:value-type="float">
            <text:p>6,9126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0.028304/13" office:value-type="float" office:value="0.00217723076923077" calcext:value-type="float">
            <text:p>0,0021772308</text:p>
          </table:table-cell>
          <table:table-cell table:formula="of:=0.044161/13" office:value-type="float" office:value="0.003397" calcext:value-type="float">
            <text:p>0,003397</text:p>
          </table:table-cell>
          <table:table-cell table:formula="of:=[.D14]/[.A14]" office:value-type="float" office:value="0.00859107692307692" calcext:value-type="float">
            <text:p>0,0085910769</text:p>
          </table:table-cell>
          <table:table-cell table:formula="of:=[.E14]/[.A14]" office:value-type="float" office:value="0.0170794615384615" calcext:value-type="float">
            <text:p>0,0170794615</text:p>
          </table:table-cell>
          <table:table-cell table:formula="of:=0.133264/[.A14]" office:value-type="float" office:value="0.0102510769230769" calcext:value-type="float">
            <text:p>0,0102510769</text:p>
          </table:table-cell>
          <table:table-cell table:formula="of:=[.G14]/[.A14]" office:value-type="float" office:value="0.0681804615384615" calcext:value-type="float">
            <text:p>0,0681804615</text:p>
          </table:table-cell>
          <table:table-cell table:formula="of:=[.H14]/[.A14]" office:value-type="float" office:value="0.139703076923077" calcext:value-type="float">
            <text:p>0,1397030769</text:p>
          </table:table-cell>
          <table:table-cell table:formula="of:=[.I14]/[.A14]" office:value-type="float" office:value="0.192909230769231" calcext:value-type="float">
            <text:p>0,1929092308</text:p>
          </table:table-cell>
          <table:table-cell table:formula="of:=[.J14]/[.A14]" office:value-type="float" office:value="0.531743076923077" calcext:value-type="float">
            <text:p>0,5317430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8615" calcext:value-type="float">
            <text:p>0,048615</text:p>
          </table:table-cell>
          <table:table-cell office:value-type="float" office:value="0.07229" calcext:value-type="float">
            <text:p>0,07229</text:p>
          </table:table-cell>
          <table:table-cell office:value-type="float" office:value="0.191108" calcext:value-type="float">
            <text:p>0,191108</text:p>
          </table:table-cell>
          <table:table-cell office:value-type="float" office:value="0.380997" calcext:value-type="float">
            <text:p>0,380997</text:p>
          </table:table-cell>
          <table:table-cell office:value-type="float" office:value="0.768157" calcext:value-type="float">
            <text:p>0,768157</text:p>
          </table:table-cell>
          <table:table-cell office:value-type="float" office:value="1.52256" calcext:value-type="float">
            <text:p>1,52256</text:p>
          </table:table-cell>
          <table:table-cell office:value-type="float" office:value="3.06479" calcext:value-type="float">
            <text:p>3,06479</text:p>
          </table:table-cell>
          <table:table-cell office:value-type="float" office:value="5.01806" calcext:value-type="float">
            <text:p>5,01806</text:p>
          </table:table-cell>
          <table:table-cell office:value-type="float" office:value="12.017" calcext:value-type="float">
            <text:p>12,01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0.04861514" office:value-type="float" office:value="0.04861514" calcext:value-type="float">
            <text:p>0,04861514</text:p>
          </table:table-cell>
          <table:table-cell table:formula="of:=0.07229/14" office:value-type="float" office:value="0.00516357142857143" calcext:value-type="float">
            <text:p>0,0051635714</text:p>
          </table:table-cell>
          <table:table-cell table:formula="of:=[.D15]/[.A15]" office:value-type="float" office:value="0.0136505714285714" calcext:value-type="float">
            <text:p>0,0136505714</text:p>
          </table:table-cell>
          <table:table-cell table:formula="of:=[.E15]/[.A15]" office:value-type="float" office:value="0.0272140714285714" calcext:value-type="float">
            <text:p>0,0272140714</text:p>
          </table:table-cell>
          <table:table-cell table:formula="of:=0.133264/[.A15]" office:value-type="float" office:value="0.00951885714285714" calcext:value-type="float">
            <text:p>0,0095188571</text:p>
          </table:table-cell>
          <table:table-cell table:formula="of:=[.G15]/[.A15]" office:value-type="float" office:value="0.108754285714286" calcext:value-type="float">
            <text:p>0,1087542857</text:p>
          </table:table-cell>
          <table:table-cell table:formula="of:=[.H15]/[.A15]" office:value-type="float" office:value="0.218913571428571" calcext:value-type="float">
            <text:p>0,2189135714</text:p>
          </table:table-cell>
          <table:table-cell table:formula="of:=[.I15]/[.A15]" office:value-type="float" office:value="0.358432857142857" calcext:value-type="float">
            <text:p>0,3584328571</text:p>
          </table:table-cell>
          <table:table-cell table:formula="of:=[.J15]/[.A15]" office:value-type="float" office:value="0.858357142857143" calcext:value-type="float">
            <text:p>0,8583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7325" calcext:value-type="float">
            <text:p>0,067325</text:p>
          </table:table-cell>
          <table:table-cell office:value-type="float" office:value="0.133255" calcext:value-type="float">
            <text:p>0,133255</text:p>
          </table:table-cell>
          <table:table-cell office:value-type="float" office:value="0.264661" calcext:value-type="float">
            <text:p>0,264661</text:p>
          </table:table-cell>
          <table:table-cell office:value-type="float" office:value="0.4555" calcext:value-type="float">
            <text:p>0,4555</text:p>
          </table:table-cell>
          <table:table-cell office:value-type="float" office:value="0.809417" calcext:value-type="float">
            <text:p>0,809417</text:p>
          </table:table-cell>
          <table:table-cell office:value-type="float" office:value="1.81142" calcext:value-type="float">
            <text:p>1,81142</text:p>
          </table:table-cell>
          <table:table-cell office:value-type="float" office:value="3.23644" calcext:value-type="float">
            <text:p>3,23644</text:p>
          </table:table-cell>
          <table:table-cell office:value-type="float" office:value="6.61321" calcext:value-type="float">
            <text:p>6,61321</text:p>
          </table:table-cell>
          <table:table-cell office:value-type="float" office:value="13.811" calcext:value-type="float">
            <text:p>13,81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0.067325/15" office:value-type="float" office:value="0.00448833333333333" calcext:value-type="float">
            <text:p>0,0044883333</text:p>
          </table:table-cell>
          <table:table-cell table:formula="of:=0.133255/15" office:value-type="float" office:value="0.00888366666666667" calcext:value-type="float">
            <text:p>0,0088836667</text:p>
          </table:table-cell>
          <table:table-cell table:formula="of:=[.D16]/[.A16]" office:value-type="float" office:value="0.0176440666666667" calcext:value-type="float">
            <text:p>0,0176440667</text:p>
          </table:table-cell>
          <table:table-cell table:formula="of:=[.E16]/[.A16]" office:value-type="float" office:value="0.0303666666666667" calcext:value-type="float">
            <text:p>0,0303666667</text:p>
          </table:table-cell>
          <table:table-cell table:formula="of:=0.133264/[.A16]" office:value-type="float" office:value="0.00888426666666667" calcext:value-type="float">
            <text:p>0,0088842667</text:p>
          </table:table-cell>
          <table:table-cell table:formula="of:=[.G16]/[.A16]" office:value-type="float" office:value="0.120761333333333" calcext:value-type="float">
            <text:p>0,1207613333</text:p>
          </table:table-cell>
          <table:table-cell table:formula="of:=[.H16]/[.A16]" office:value-type="float" office:value="0.215762666666667" calcext:value-type="float">
            <text:p>0,2157626667</text:p>
          </table:table-cell>
          <table:table-cell table:formula="of:=[.I16]/[.A16]" office:value-type="float" office:value="0.440880666666667" calcext:value-type="float">
            <text:p>0,4408806667</text:p>
          </table:table-cell>
          <table:table-cell table:formula="of:=[.J16]/[.A16]" office:value-type="float" office:value="0.920733333333333" calcext:value-type="float">
            <text:p>0,9207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5715" calcext:value-type="float">
            <text:p>0,085715</text:p>
          </table:table-cell>
          <table:table-cell office:value-type="float" office:value="0.186051" calcext:value-type="float">
            <text:p>0,186051</text:p>
          </table:table-cell>
          <table:table-cell office:value-type="float" office:value="0.331193" calcext:value-type="float">
            <text:p>0,331193</text:p>
          </table:table-cell>
          <table:table-cell office:value-type="float" office:value="0.609725" calcext:value-type="float">
            <text:p>0,609725</text:p>
          </table:table-cell>
          <table:table-cell office:value-type="float" office:value="1.16395" calcext:value-type="float">
            <text:p>1,16395</text:p>
          </table:table-cell>
          <table:table-cell office:value-type="float" office:value="2.42229" calcext:value-type="float">
            <text:p>2,42229</text:p>
          </table:table-cell>
          <table:table-cell office:value-type="float" office:value="4.63924" calcext:value-type="float">
            <text:p>4,63924</text:p>
          </table:table-cell>
          <table:table-cell office:value-type="float" office:value="8.99776" calcext:value-type="float">
            <text:p>8,99776</text:p>
          </table:table-cell>
          <table:table-cell office:value-type="float" office:value="18.7951" calcext:value-type="float">
            <text:p>18,795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0.085715/16" office:value-type="float" office:value="0.0053571875" calcext:value-type="float">
            <text:p>0,0053571875</text:p>
          </table:table-cell>
          <table:table-cell table:formula="of:=0.186051/16" office:value-type="float" office:value="0.0116281875" calcext:value-type="float">
            <text:p>0,0116281875</text:p>
          </table:table-cell>
          <table:table-cell table:formula="of:=[.D17]/[.A17]" office:value-type="float" office:value="0.0206995625" calcext:value-type="float">
            <text:p>0,0206995625</text:p>
          </table:table-cell>
          <table:table-cell table:formula="of:=[.E17]/[.A17]" office:value-type="float" office:value="0.0381078125" calcext:value-type="float">
            <text:p>0,0381078125</text:p>
          </table:table-cell>
          <table:table-cell table:formula="of:=0.133264/[.A17]" office:value-type="float" office:value="0.008329" calcext:value-type="float">
            <text:p>0,008329</text:p>
          </table:table-cell>
          <table:table-cell table:formula="of:=[.G17]/[.A17]" office:value-type="float" office:value="0.151393125" calcext:value-type="float">
            <text:p>0,151393125</text:p>
          </table:table-cell>
          <table:table-cell table:formula="of:=[.H17]/[.A17]" office:value-type="float" office:value="0.2899525" calcext:value-type="float">
            <text:p>0,2899525</text:p>
          </table:table-cell>
          <table:table-cell table:formula="of:=[.I17]/[.A17]" office:value-type="float" office:value="0.56236" calcext:value-type="float">
            <text:p>0,56236</text:p>
          </table:table-cell>
          <table:table-cell table:formula="of:=[.J17]/[.A17]" office:value-type="float" office:value="1.17469375" calcext:value-type="float">
            <text:p>1,17469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3263" calcext:value-type="float">
            <text:p>0,093263</text:p>
          </table:table-cell>
          <table:table-cell office:value-type="float" office:value="0.257531" calcext:value-type="float">
            <text:p>0,257531</text:p>
          </table:table-cell>
          <table:table-cell office:value-type="float" office:value="0.454709" calcext:value-type="float">
            <text:p>0,454709</text:p>
          </table:table-cell>
          <table:table-cell office:value-type="float" office:value="0.967284" calcext:value-type="float">
            <text:p>0,967284</text:p>
          </table:table-cell>
          <table:table-cell office:value-type="float" office:value="1.89021" calcext:value-type="float">
            <text:p>1,89021</text:p>
          </table:table-cell>
          <table:table-cell office:value-type="float" office:value="3.64125" calcext:value-type="float">
            <text:p>3,64125</text:p>
          </table:table-cell>
          <table:table-cell office:value-type="float" office:value="6.81525" calcext:value-type="float">
            <text:p>6,81525</text:p>
          </table:table-cell>
          <table:table-cell office:value-type="float" office:value="10.6373" calcext:value-type="float">
            <text:p>10,6373</text:p>
          </table:table-cell>
          <table:table-cell office:value-type="float" office:value="21.8953" calcext:value-type="float">
            <text:p>21,895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0.093263/17" office:value-type="float" office:value="0.00548605882352941" calcext:value-type="float">
            <text:p>0,0054860588</text:p>
          </table:table-cell>
          <table:table-cell table:formula="of:=0.257531/17" office:value-type="float" office:value="0.0151488823529412" calcext:value-type="float">
            <text:p>0,0151488824</text:p>
          </table:table-cell>
          <table:table-cell table:formula="of:=[.D18]/[.A18]" office:value-type="float" office:value="0.0267475882352941" calcext:value-type="float">
            <text:p>0,0267475882</text:p>
          </table:table-cell>
          <table:table-cell table:formula="of:=[.E18]/[.A18]" office:value-type="float" office:value="0.0568990588235294" calcext:value-type="float">
            <text:p>0,0568990588</text:p>
          </table:table-cell>
          <table:table-cell table:formula="of:=0.133264/[.A18]" office:value-type="float" office:value="0.00783905882352941" calcext:value-type="float">
            <text:p>0,0078390588</text:p>
          </table:table-cell>
          <table:table-cell table:formula="of:=[.G18]/[.A18]" office:value-type="float" office:value="0.214191176470588" calcext:value-type="float">
            <text:p>0,2141911765</text:p>
          </table:table-cell>
          <table:table-cell table:formula="of:=[.H18]/[.A18]" office:value-type="float" office:value="0.400897058823529" calcext:value-type="float">
            <text:p>0,4008970588</text:p>
          </table:table-cell>
          <table:table-cell table:formula="of:=[.I18]/[.A18]" office:value-type="float" office:value="0.625723529411765" calcext:value-type="float">
            <text:p>0,6257235294</text:p>
          </table:table-cell>
          <table:table-cell table:formula="of:=[.J18]/[.A18]" office:value-type="float" office:value="1.28795882352941" calcext:value-type="float">
            <text:p>1,2879588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6086" calcext:value-type="float">
            <text:p>0,136086</text:p>
          </table:table-cell>
          <table:table-cell office:value-type="float" office:value="0.301682" calcext:value-type="float">
            <text:p>0,301682</text:p>
          </table:table-cell>
          <table:table-cell office:value-type="float" office:value="0.622603" calcext:value-type="float">
            <text:p>0,622603</text:p>
          </table:table-cell>
          <table:table-cell office:value-type="float" office:value="1.15612" calcext:value-type="float">
            <text:p>1,15612</text:p>
          </table:table-cell>
          <table:table-cell office:value-type="float" office:value="2.20837" calcext:value-type="float">
            <text:p>2,20837</text:p>
          </table:table-cell>
          <table:table-cell office:value-type="float" office:value="4.5584" calcext:value-type="float">
            <text:p>4,5584</text:p>
          </table:table-cell>
          <table:table-cell office:value-type="float" office:value="8.92016" calcext:value-type="float">
            <text:p>8,92016</text:p>
          </table:table-cell>
          <table:table-cell office:value-type="float" office:value="14.0666" calcext:value-type="float">
            <text:p>14,0666</text:p>
          </table:table-cell>
          <table:table-cell office:value-type="float" office:value="31.9221" calcext:value-type="float">
            <text:p>31,922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0.136086/18" office:value-type="float" office:value="0.00756033333333333" calcext:value-type="float">
            <text:p>0,0075603333</text:p>
          </table:table-cell>
          <table:table-cell table:formula="of:=0.301682/18" office:value-type="float" office:value="0.0167601111111111" calcext:value-type="float">
            <text:p>0,0167601111</text:p>
          </table:table-cell>
          <table:table-cell table:formula="of:=[.D19]/[.A19]" office:value-type="float" office:value="0.0345890555555556" calcext:value-type="float">
            <text:p>0,0345890556</text:p>
          </table:table-cell>
          <table:table-cell table:formula="of:=[.E19]/[.A19]" office:value-type="float" office:value="0.0642288888888889" calcext:value-type="float">
            <text:p>0,0642288889</text:p>
          </table:table-cell>
          <table:table-cell table:formula="of:=0.133264/[.A19]" office:value-type="float" office:value="0.00740355555555556" calcext:value-type="float">
            <text:p>0,0074035556</text:p>
          </table:table-cell>
          <table:table-cell table:formula="of:=[.G19]/[.A19]" office:value-type="float" office:value="0.253244444444444" calcext:value-type="float">
            <text:p>0,2532444444</text:p>
          </table:table-cell>
          <table:table-cell table:formula="of:=[.H19]/[.A19]" office:value-type="float" office:value="0.495564444444444" calcext:value-type="float">
            <text:p>0,4955644444</text:p>
          </table:table-cell>
          <table:table-cell table:formula="of:=[.I19]/[.A19]" office:value-type="float" office:value="0.781477777777778" calcext:value-type="float">
            <text:p>0,7814777778</text:p>
          </table:table-cell>
          <table:table-cell table:formula="of:=[.J19]/[.A19]" office:value-type="float" office:value="1.77345" calcext:value-type="float">
            <text:p>1,77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9403" calcext:value-type="float">
            <text:p>0,199403</text:p>
          </table:table-cell>
          <table:table-cell office:value-type="float" office:value="0.392006" calcext:value-type="float">
            <text:p>0,392006</text:p>
          </table:table-cell>
          <table:table-cell office:value-type="float" office:value="0.749645" calcext:value-type="float">
            <text:p>0,749645</text:p>
          </table:table-cell>
          <table:table-cell office:value-type="float" office:value="1.42856" calcext:value-type="float">
            <text:p>1,42856</text:p>
          </table:table-cell>
          <table:table-cell office:value-type="float" office:value="2.77675" calcext:value-type="float">
            <text:p>2,77675</text:p>
          </table:table-cell>
          <table:table-cell office:value-type="float" office:value="5.40649" calcext:value-type="float">
            <text:p>5,40649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8.738" calcext:value-type="float">
            <text:p>18,738</text:p>
          </table:table-cell>
          <table:table-cell office:value-type="float" office:value="39.7784" calcext:value-type="float">
            <text:p>39,778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0.199403/19" office:value-type="float" office:value="0.0104948947368421" calcext:value-type="float">
            <text:p>0,0104948947</text:p>
          </table:table-cell>
          <table:table-cell table:formula="of:=0.392006/19" office:value-type="float" office:value="0.0206318947368421" calcext:value-type="float">
            <text:p>0,0206318947</text:p>
          </table:table-cell>
          <table:table-cell table:formula="of:=[.D20]/[.A20]" office:value-type="float" office:value="0.039455" calcext:value-type="float">
            <text:p>0,039455</text:p>
          </table:table-cell>
          <table:table-cell table:formula="of:=[.E20]/[.A20]" office:value-type="float" office:value="0.0751873684210526" calcext:value-type="float">
            <text:p>0,0751873684</text:p>
          </table:table-cell>
          <table:table-cell table:formula="of:=0.133264/[.A20]" office:value-type="float" office:value="0.00701389473684211" calcext:value-type="float">
            <text:p>0,0070138947</text:p>
          </table:table-cell>
          <table:table-cell table:formula="of:=[.G20]/[.A20]" office:value-type="float" office:value="0.284552105263158" calcext:value-type="float">
            <text:p>0,2845521053</text:p>
          </table:table-cell>
          <table:table-cell table:formula="of:=[.H20]/[.A20]" office:value-type="float" office:value="0.579226315789474" calcext:value-type="float">
            <text:p>0,5792263158</text:p>
          </table:table-cell>
          <table:table-cell table:formula="of:=[.I20]/[.A20]" office:value-type="float" office:value="0.986210526315789" calcext:value-type="float">
            <text:p>0,9862105263</text:p>
          </table:table-cell>
          <table:table-cell table:formula="of:=[.J20]/[.A20]" office:value-type="float" office:value="2.0936" calcext:value-type="float">
            <text:p>2,0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9035" calcext:value-type="float">
            <text:p>0,259035</text:p>
          </table:table-cell>
          <table:table-cell office:value-type="float" office:value="0.477706" calcext:value-type="float">
            <text:p>0,477706</text:p>
          </table:table-cell>
          <table:table-cell office:value-type="float" office:value="0.905244" calcext:value-type="float">
            <text:p>0,905244</text:p>
          </table:table-cell>
          <table:table-cell office:value-type="float" office:value="1.7113" calcext:value-type="float">
            <text:p>1,7113</text:p>
          </table:table-cell>
          <table:table-cell office:value-type="float" office:value="3.40596" calcext:value-type="float">
            <text:p>3,40596</text:p>
          </table:table-cell>
          <table:table-cell office:value-type="float" office:value="6.34161" calcext:value-type="float">
            <text:p>6,34161</text:p>
          </table:table-cell>
          <table:table-cell office:value-type="float" office:value="13.0943" calcext:value-type="float">
            <text:p>13,0943</text:p>
          </table:table-cell>
          <table:table-cell office:value-type="float" office:value="23.7937" calcext:value-type="float">
            <text:p>23,7937</text:p>
          </table:table-cell>
          <table:table-cell office:value-type="float" office:value="47.676" calcext:value-type="float">
            <text:p>47,67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0.259035/20" office:value-type="float" office:value="0.01295175" calcext:value-type="float">
            <text:p>0,01295175</text:p>
          </table:table-cell>
          <table:table-cell table:formula="of:=0.477706/20" office:value-type="float" office:value="0.0238853" calcext:value-type="float">
            <text:p>0,0238853</text:p>
          </table:table-cell>
          <table:table-cell table:formula="of:=[.D21]/[.A21]" office:value-type="float" office:value="0.0452622" calcext:value-type="float">
            <text:p>0,0452622</text:p>
          </table:table-cell>
          <table:table-cell table:formula="of:=[.E21]/[.A21]" office:value-type="float" office:value="0.085565" calcext:value-type="float">
            <text:p>0,085565</text:p>
          </table:table-cell>
          <table:table-cell table:formula="of:=0.133264/[.A21]" office:value-type="float" office:value="0.0066632" calcext:value-type="float">
            <text:p>0,0066632</text:p>
          </table:table-cell>
          <table:table-cell table:formula="of:=[.G21]/[.A21]" office:value-type="float" office:value="0.3170805" calcext:value-type="float">
            <text:p>0,3170805</text:p>
          </table:table-cell>
          <table:table-cell table:formula="of:=[.H21]/[.A21]" office:value-type="float" office:value="0.654715" calcext:value-type="float">
            <text:p>0,654715</text:p>
          </table:table-cell>
          <table:table-cell table:formula="of:=[.I21]/[.A21]" office:value-type="float" office:value="1.189685" calcext:value-type="float">
            <text:p>1,189685</text:p>
          </table:table-cell>
          <table:table-cell table:formula="of:=[.J21]/[.A21]" office:value-type="float" office:value="2.3838" calcext:value-type="float">
            <text:p>2,38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589806" calcext:value-type="float">
            <text:p>0,589806</text:p>
          </table:table-cell>
          <table:table-cell office:value-type="float" office:value="1.05023" calcext:value-type="float">
            <text:p>1,05023</text:p>
          </table:table-cell>
          <table:table-cell office:value-type="float" office:value="1.97238" calcext:value-type="float">
            <text:p>1,97238</text:p>
          </table:table-cell>
          <table:table-cell office:value-type="float" office:value="4.08693" calcext:value-type="float">
            <text:p>4,08693</text:p>
          </table:table-cell>
          <table:table-cell office:value-type="float" office:value="7.30305" calcext:value-type="float">
            <text:p>7,30305</text:p>
          </table:table-cell>
          <table:table-cell office:value-type="float" office:value="15.1813" calcext:value-type="float">
            <text:p>15,1813</text:p>
          </table:table-cell>
          <table:table-cell office:value-type="float" office:value="27.334" calcext:value-type="float">
            <text:p>27,334</text:p>
          </table:table-cell>
          <table:table-cell office:value-type="float" office:value="55.6434" calcext:value-type="float">
            <text:p>55,643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table:formula="of:=0.589806/21" office:value-type="float" office:value="0.028086" calcext:value-type="float">
            <text:p>0,028086</text:p>
          </table:table-cell>
          <table:table-cell table:formula="of:=[.D22]/[.A22]" office:value-type="float" office:value="0.0500109523809524" calcext:value-type="float">
            <text:p>0,0500109524</text:p>
          </table:table-cell>
          <table:table-cell table:formula="of:=[.E22]/[.A22]" office:value-type="float" office:value="0.0939228571428572" calcext:value-type="float">
            <text:p>0,0939228571</text:p>
          </table:table-cell>
          <table:table-cell table:formula="of:=0.133264/[.A22]" office:value-type="float" office:value="0.00634590476190476" calcext:value-type="float">
            <text:p>0,0063459048</text:p>
          </table:table-cell>
          <table:table-cell table:formula="of:=[.G22]/[.A22]" office:value-type="float" office:value="0.347764285714286" calcext:value-type="float">
            <text:p>0,3477642857</text:p>
          </table:table-cell>
          <table:table-cell table:formula="of:=[.H22]/[.A22]" office:value-type="float" office:value="0.722919047619048" calcext:value-type="float">
            <text:p>0,7229190476</text:p>
          </table:table-cell>
          <table:table-cell table:formula="of:=[.I22]/[.A22]" office:value-type="float" office:value="1.30161904761905" calcext:value-type="float">
            <text:p>1,3016190476</text:p>
          </table:table-cell>
          <table:table-cell table:formula="of:=[.J22]/[.A22]" office:value-type="float" office:value="2.64968571428571" calcext:value-type="float">
            <text:p>2,6496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26315" calcext:value-type="float">
            <text:p>1,26315</text:p>
          </table:table-cell>
          <table:table-cell office:value-type="float" office:value="2.311" calcext:value-type="float">
            <text:p>2,311</text:p>
          </table:table-cell>
          <table:table-cell office:value-type="float" office:value="4.48159" calcext:value-type="float">
            <text:p>4,48159</text:p>
          </table:table-cell>
          <table:table-cell office:value-type="float" office:value="8.47856" calcext:value-type="float">
            <text:p>8,47856</text:p>
          </table:table-cell>
          <table:table-cell office:value-type="float" office:value="17.561" calcext:value-type="float">
            <text:p>17,561</text:p>
          </table:table-cell>
          <table:table-cell office:value-type="float" office:value="31.6112" calcext:value-type="float">
            <text:p>31,6112</text:p>
          </table:table-cell>
          <table:table-cell office:value-type="float" office:value="63.2097" calcext:value-type="float">
            <text:p>63,209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  <table:table-cell table:formula="of:=[.D23]/[.A23]" office:value-type="float" office:value="0.0574159090909091" calcext:value-type="float">
            <text:p>0,0574159091</text:p>
          </table:table-cell>
          <table:table-cell table:formula="of:=[.E23]/[.A23]" office:value-type="float" office:value="0.105045454545455" calcext:value-type="float">
            <text:p>0,1050454545</text:p>
          </table:table-cell>
          <table:table-cell table:formula="of:=0.133264/[.A23]" office:value-type="float" office:value="0.00605745454545455" calcext:value-type="float">
            <text:p>0,0060574545</text:p>
          </table:table-cell>
          <table:table-cell table:formula="of:=[.G23]/[.A23]" office:value-type="float" office:value="0.385389090909091" calcext:value-type="float">
            <text:p>0,3853890909</text:p>
          </table:table-cell>
          <table:table-cell table:formula="of:=[.H23]/[.A23]" office:value-type="float" office:value="0.798227272727273" calcext:value-type="float">
            <text:p>0,7982272727</text:p>
          </table:table-cell>
          <table:table-cell table:formula="of:=[.I23]/[.A23]" office:value-type="float" office:value="1.43687272727273" calcext:value-type="float">
            <text:p>1,4368727273</text:p>
          </table:table-cell>
          <table:table-cell table:formula="of:=[.J23]/[.A23]" office:value-type="float" office:value="2.87316818181818" calcext:value-type="float">
            <text:p>2,8731681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77416" calcext:value-type="float">
            <text:p>2,77416</text:p>
          </table:table-cell>
          <table:table-cell office:value-type="float" office:value="5.12299" calcext:value-type="float">
            <text:p>5,12299</text:p>
          </table:table-cell>
          <table:table-cell office:value-type="float" office:value="9.70158" calcext:value-type="float">
            <text:p>9,70158</text:p>
          </table:table-cell>
          <table:table-cell office:value-type="float" office:value="19.0734" calcext:value-type="float">
            <text:p>19,0734</text:p>
          </table:table-cell>
          <table:table-cell office:value-type="float" office:value="36.2262" calcext:value-type="float">
            <text:p>36,2262</text:p>
          </table:table-cell>
          <table:table-cell office:value-type="float" office:value="70.9181" calcext:value-type="float">
            <text:p>70,918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table:formula="of:=[.E24]/[.A24]" office:value-type="float" office:value="0.120615652173913" calcext:value-type="float">
            <text:p>0,1206156522</text:p>
          </table:table-cell>
          <table:table-cell table:formula="of:=0.133264/[.A24]" office:value-type="float" office:value="0.00579408695652174" calcext:value-type="float">
            <text:p>0,005794087</text:p>
          </table:table-cell>
          <table:table-cell table:formula="of:=[.G24]/[.A24]" office:value-type="float" office:value="0.421807826086956" calcext:value-type="float">
            <text:p>0,4218078261</text:p>
          </table:table-cell>
          <table:table-cell table:formula="of:=[.H24]/[.A24]" office:value-type="float" office:value="0.829278260869565" calcext:value-type="float">
            <text:p>0,8292782609</text:p>
          </table:table-cell>
          <table:table-cell table:formula="of:=[.I24]/[.A24]" office:value-type="float" office:value="1.57505217391304" calcext:value-type="float">
            <text:p>1,5750521739</text:p>
          </table:table-cell>
          <table:table-cell table:formula="of:=[.J24]/[.A24]" office:value-type="float" office:value="3.08339565217391" calcext:value-type="float">
            <text:p>3,0833956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6.00988" calcext:value-type="float">
            <text:p>6,00988</text:p>
          </table:table-cell>
          <table:table-cell office:value-type="float" office:value="11.1363" calcext:value-type="float">
            <text:p>11,1363</text:p>
          </table:table-cell>
          <table:table-cell office:value-type="float" office:value="21.3503" calcext:value-type="float">
            <text:p>21,3503</text:p>
          </table:table-cell>
          <table:table-cell office:value-type="float" office:value="41.6093" calcext:value-type="float">
            <text:p>41,6093</text:p>
          </table:table-cell>
          <table:table-cell office:value-type="float" office:value="78.2942" calcext:value-type="float">
            <text:p>78,294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  <table:table-cell table:formula="of:=0.133264/[.A25]" office:value-type="float" office:value="0.00555266666666667" calcext:value-type="float">
            <text:p>0,0055526667</text:p>
          </table:table-cell>
          <table:table-cell table:formula="of:=[.G25]/[.A25]" office:value-type="float" office:value="0.4640125" calcext:value-type="float">
            <text:p>0,4640125</text:p>
          </table:table-cell>
          <table:table-cell table:formula="of:=[.H25]/[.A25]" office:value-type="float" office:value="0.889595833333333" calcext:value-type="float">
            <text:p>0,8895958333</text:p>
          </table:table-cell>
          <table:table-cell table:formula="of:=[.I25]/[.A25]" office:value-type="float" office:value="1.73372083333333" calcext:value-type="float">
            <text:p>1,7337208333</text:p>
          </table:table-cell>
          <table:table-cell table:formula="of:=[.J25]/[.A25]" office:value-type="float" office:value="3.26225833333333" calcext:value-type="float">
            <text:p>3,262258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3.0302" calcext:value-type="float">
            <text:p>13,0302</text:p>
          </table:table-cell>
          <table:table-cell office:value-type="float" office:value="24.3122" calcext:value-type="float">
            <text:p>24,3122</text:p>
          </table:table-cell>
          <table:table-cell office:value-type="float" office:value="47.0985" calcext:value-type="float">
            <text:p>47,0985</text:p>
          </table:table-cell>
          <table:table-cell office:value-type="float" office:value="86.8281" calcext:value-type="float">
            <text:p>86,828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table:formula="of:=[.G26]/[.A26]" office:value-type="float" office:value="0.521208" calcext:value-type="float">
            <text:p>0,521208</text:p>
          </table:table-cell>
          <table:table-cell table:formula="of:=[.H26]/[.A26]" office:value-type="float" office:value="0.972488" calcext:value-type="float">
            <text:p>0,972488</text:p>
          </table:table-cell>
          <table:table-cell table:formula="of:=[.I26]/[.A26]" office:value-type="float" office:value="1.88394" calcext:value-type="float">
            <text:p>1,88394</text:p>
          </table:table-cell>
          <table:table-cell table:formula="of:=[.J26]/[.A26]" office:value-type="float" office:value="3.473124" calcext:value-type="float">
            <text:p>3,4731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8.0444" calcext:value-type="float">
            <text:p>28,0444</text:p>
          </table:table-cell>
          <table:table-cell office:value-type="float" office:value="52.7918" calcext:value-type="float">
            <text:p>52,7918</text:p>
          </table:table-cell>
          <table:table-cell office:value-type="float" office:value="96.2468" calcext:value-type="float">
            <text:p>96,246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6"/>
          <table:table-cell table:formula="of:=[.H27]/[.A27]" office:value-type="float" office:value="1.07863076923077" calcext:value-type="float">
            <text:p>1,0786307692</text:p>
          </table:table-cell>
          <table:table-cell table:formula="of:=[.I27]/[.A27]" office:value-type="float" office:value="2.03045384615385" calcext:value-type="float">
            <text:p>2,0304538462</text:p>
          </table:table-cell>
          <table:table-cell table:formula="of:=[.J27]/[.A27]" office:value-type="float" office:value="3.7018" calcext:value-type="float">
            <text:p>3,7018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edias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table:number-columns-repeated="5"/>
          <table:table-cell office:value-type="string" calcext:value-type="string">
            <text:p>proporco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833507" calcext:value-type="float">
            <text:p>0,00833507</text:p>
          </table:table-cell>
          <table:table-cell office:value-type="float" office:value="0.0166694" calcext:value-type="float">
            <text:p>0,0166694</text:p>
          </table:table-cell>
          <table:table-cell office:value-type="float" office:value="0.0332556" calcext:value-type="float">
            <text:p>0,0332556</text:p>
          </table:table-cell>
          <table:table-cell office:value-type="float" office:value="0.0665023" calcext:value-type="float">
            <text:p>0,0665023</text:p>
          </table:table-cell>
          <table:table-cell office:value-type="float" office:value="0.132942" calcext:value-type="float">
            <text:p>0,132942</text:p>
          </table:table-cell>
          <table:table-cell table:number-columns-repeated="5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67554" calcext:value-type="float">
            <text:p>0,0067554</text:p>
          </table:table-cell>
          <table:table-cell office:value-type="float" office:value="0.0134969" calcext:value-type="float">
            <text:p>0,0134969</text:p>
          </table:table-cell>
          <table:table-cell office:value-type="float" office:value="0.026979" calcext:value-type="float">
            <text:p>0,026979</text:p>
          </table:table-cell>
          <table:table-cell office:value-type="float" office:value="0.053963" calcext:value-type="float">
            <text:p>0,053963</text:p>
          </table:table-cell>
          <table:table-cell office:value-type="float" office:value="0.107916" calcext:value-type="float">
            <text:p>0,1079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34]/[.H34]" office:value-type="float" office:value="0.00833507" calcext:value-type="float">
            <text:p>0,00833507</text:p>
          </table:table-cell>
          <table:table-cell table:formula="of:=[.J34]/[.H34]" office:value-type="float" office:value="0.0166694" calcext:value-type="float">
            <text:p>0,0166694</text:p>
          </table:table-cell>
          <table:table-cell table:formula="of:=[.K34]/[.H34]" office:value-type="float" office:value="0.0332556" calcext:value-type="float">
            <text:p>0,0332556</text:p>
          </table:table-cell>
          <table:table-cell table:formula="of:=[.L34]/[.H34]" office:value-type="float" office:value="0.0665023" calcext:value-type="float">
            <text:p>0,0665023</text:p>
          </table:table-cell>
          <table:table-cell table:formula="of:=[.M34]/[.H34]" office:value-type="float" office:value="0.132942" calcext:value-type="float">
            <text:p>0,1329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65623" calcext:value-type="float">
            <text:p>0,0065623</text:p>
          </table:table-cell>
          <table:table-cell office:value-type="float" office:value="0.0132329" calcext:value-type="float">
            <text:p>0,0132329</text:p>
          </table:table-cell>
          <table:table-cell office:value-type="float" office:value="0.0264724" calcext:value-type="float">
            <text:p>0,0264724</text:p>
          </table:table-cell>
          <table:table-cell office:value-type="float" office:value="0.0529601" calcext:value-type="float">
            <text:p>0,0529601</text:p>
          </table:table-cell>
          <table:table-cell office:value-type="float" office:value="0.105885" calcext:value-type="float">
            <text:p>0,10588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I35]/[.H35]" office:value-type="float" office:value="0.0033777" calcext:value-type="float">
            <text:p>0,0033777</text:p>
          </table:table-cell>
          <table:table-cell table:formula="of:=[.J35]/[.H35]" office:value-type="float" office:value="0.00674845" calcext:value-type="float">
            <text:p>0,00674845</text:p>
          </table:table-cell>
          <table:table-cell table:formula="of:=[.K35]/[.H35]" office:value-type="float" office:value="0.0134895" calcext:value-type="float">
            <text:p>0,0134895</text:p>
          </table:table-cell>
          <table:table-cell table:formula="of:=[.L35]/[.H35]" office:value-type="float" office:value="0.0269815" calcext:value-type="float">
            <text:p>0,0269815</text:p>
          </table:table-cell>
          <table:table-cell table:formula="of:=[.M35]/[.H35]" office:value-type="float" office:value="0.053958" calcext:value-type="float">
            <text:p>0,0539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717277" calcext:value-type="float">
            <text:p>0,00717277</text:p>
          </table:table-cell>
          <table:table-cell office:value-type="float" office:value="0.0144074" calcext:value-type="float">
            <text:p>0,0144074</text:p>
          </table:table-cell>
          <table:table-cell office:value-type="float" office:value="0.0287862" calcext:value-type="float">
            <text:p>0,0287862</text:p>
          </table:table-cell>
          <table:table-cell office:value-type="float" office:value="0.0576473" calcext:value-type="float">
            <text:p>0,0576473</text:p>
          </table:table-cell>
          <table:table-cell office:value-type="float" office:value="0.115326" calcext:value-type="float">
            <text:p>0,1153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I36]/[.H36]" office:value-type="float" office:value="0.00218743333333333" calcext:value-type="float">
            <text:p>0,0021874333</text:p>
          </table:table-cell>
          <table:table-cell table:formula="of:=[.J36]/[.H36]" office:value-type="float" office:value="0.00441096666666667" calcext:value-type="float">
            <text:p>0,0044109667</text:p>
          </table:table-cell>
          <table:table-cell table:formula="of:=[.K36]/[.H36]" office:value-type="float" office:value="0.00882413333333333" calcext:value-type="float">
            <text:p>0,0088241333</text:p>
          </table:table-cell>
          <table:table-cell table:formula="of:=[.L36]/[.H36]" office:value-type="float" office:value="0.0176533666666667" calcext:value-type="float">
            <text:p>0,0176533667</text:p>
          </table:table-cell>
          <table:table-cell table:formula="of:=[.M36]/[.H36]" office:value-type="float" office:value="0.035295" calcext:value-type="float">
            <text:p>0,0352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8132" calcext:value-type="float">
            <text:p>0,008132</text:p>
          </table:table-cell>
          <table:table-cell office:value-type="float" office:value="0.0163232" calcext:value-type="float">
            <text:p>0,0163232</text:p>
          </table:table-cell>
          <table:table-cell office:value-type="float" office:value="0.0326004" calcext:value-type="float">
            <text:p>0,0326004</text:p>
          </table:table-cell>
          <table:table-cell office:value-type="float" office:value="0.0652674" calcext:value-type="float">
            <text:p>0,0652674</text:p>
          </table:table-cell>
          <table:table-cell office:value-type="float" office:value="0.130586" calcext:value-type="float">
            <text:p>0,13058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I37]/[.H37]" office:value-type="float" office:value="0.0017931925" calcext:value-type="float">
            <text:p>0,0017931925</text:p>
          </table:table-cell>
          <table:table-cell table:formula="of:=[.J37]/[.H37]" office:value-type="float" office:value="0.00360185" calcext:value-type="float">
            <text:p>0,00360185</text:p>
          </table:table-cell>
          <table:table-cell table:formula="of:=[.K37]/[.H37]" office:value-type="float" office:value="0.00719655" calcext:value-type="float">
            <text:p>0,00719655</text:p>
          </table:table-cell>
          <table:table-cell table:formula="of:=[.L37]/[.H37]" office:value-type="float" office:value="0.014411825" calcext:value-type="float">
            <text:p>0,014411825</text:p>
          </table:table-cell>
          <table:table-cell table:formula="of:=[.M37]/[.H37]" office:value-type="float" office:value="0.0288315" calcext:value-type="float">
            <text:p>0,02883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934967" calcext:value-type="float">
            <text:p>0,00934967</text:p>
          </table:table-cell>
          <table:table-cell office:value-type="float" office:value="0.0187449" calcext:value-type="float">
            <text:p>0,0187449</text:p>
          </table:table-cell>
          <table:table-cell office:value-type="float" office:value="0.037467" calcext:value-type="float">
            <text:p>0,037467</text:p>
          </table:table-cell>
          <table:table-cell office:value-type="float" office:value="0.0749268" calcext:value-type="float">
            <text:p>0,0749268</text:p>
          </table:table-cell>
          <table:table-cell office:value-type="float" office:value="0.14993" calcext:value-type="float">
            <text:p>0,1499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I38]/[.H38]" office:value-type="float" office:value="0.0016264" calcext:value-type="float">
            <text:p>0,0016264</text:p>
          </table:table-cell>
          <table:table-cell table:formula="of:=[.J38]/[.H38]" office:value-type="float" office:value="0.00326464" calcext:value-type="float">
            <text:p>0,00326464</text:p>
          </table:table-cell>
          <table:table-cell table:formula="of:=[.K38]/[.H38]" office:value-type="float" office:value="0.00652008" calcext:value-type="float">
            <text:p>0,00652008</text:p>
          </table:table-cell>
          <table:table-cell table:formula="of:=[.L38]/[.H38]" office:value-type="float" office:value="0.01305348" calcext:value-type="float">
            <text:p>0,01305348</text:p>
          </table:table-cell>
          <table:table-cell table:formula="of:=[.M38]/[.H38]" office:value-type="float" office:value="0.0261172" calcext:value-type="float">
            <text:p>0,02611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107266" calcext:value-type="float">
            <text:p>0,0107266</text:p>
          </table:table-cell>
          <table:table-cell office:value-type="float" office:value="0.0214836" calcext:value-type="float">
            <text:p>0,0214836</text:p>
          </table:table-cell>
          <table:table-cell office:value-type="float" office:value="0.0429944" calcext:value-type="float">
            <text:p>0,0429944</text:p>
          </table:table-cell>
          <table:table-cell office:value-type="float" office:value="0.0859538" calcext:value-type="float">
            <text:p>0,0859538</text:p>
          </table:table-cell>
          <table:table-cell office:value-type="float" office:value="0.171863" calcext:value-type="float">
            <text:p>0,17186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I39]/[.H39]" office:value-type="float" office:value="0.00155827833333333" calcext:value-type="float">
            <text:p>0,0015582783</text:p>
          </table:table-cell>
          <table:table-cell table:formula="of:=[.J39]/[.H39]" office:value-type="float" office:value="0.00312415" calcext:value-type="float">
            <text:p>0,00312415</text:p>
          </table:table-cell>
          <table:table-cell table:formula="of:=[.K39]/[.H39]" office:value-type="float" office:value="0.0062445" calcext:value-type="float">
            <text:p>0,0062445</text:p>
          </table:table-cell>
          <table:table-cell table:formula="of:=[.L39]/[.H39]" office:value-type="float" office:value="0.0124878" calcext:value-type="float">
            <text:p>0,0124878</text:p>
          </table:table-cell>
          <table:table-cell table:formula="of:=[.M39]/[.H39]" office:value-type="float" office:value="0.0249883333333333" calcext:value-type="float">
            <text:p>0,02498833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122122" calcext:value-type="float">
            <text:p>0,0122122</text:p>
          </table:table-cell>
          <table:table-cell office:value-type="float" office:value="0.0244547" calcext:value-type="float">
            <text:p>0,0244547</text:p>
          </table:table-cell>
          <table:table-cell office:value-type="float" office:value="0.0488455" calcext:value-type="float">
            <text:p>0,0488455</text:p>
          </table:table-cell>
          <table:table-cell office:value-type="float" office:value="0.0977241" calcext:value-type="float">
            <text:p>0,0977241</text:p>
          </table:table-cell>
          <table:table-cell office:value-type="float" office:value="0.195515" calcext:value-type="float">
            <text:p>0,19551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I40]/[.H40]" office:value-type="float" office:value="0.00153237142857143" calcext:value-type="float">
            <text:p>0,0015323714</text:p>
          </table:table-cell>
          <table:table-cell table:formula="of:=[.J40]/[.H40]" office:value-type="float" office:value="0.00306908571428571" calcext:value-type="float">
            <text:p>0,0030690857</text:p>
          </table:table-cell>
          <table:table-cell table:formula="of:=[.K40]/[.H40]" office:value-type="float" office:value="0.00614205714285714" calcext:value-type="float">
            <text:p>0,0061420571</text:p>
          </table:table-cell>
          <table:table-cell table:formula="of:=[.L40]/[.H40]" office:value-type="float" office:value="0.0122791142857143" calcext:value-type="float">
            <text:p>0,0122791143</text:p>
          </table:table-cell>
          <table:table-cell table:formula="of:=[.M40]/[.H40]" office:value-type="float" office:value="0.0245518571428571" calcext:value-type="float">
            <text:p>0,02455185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137651" calcext:value-type="float">
            <text:p>0,0137651</text:p>
          </table:table-cell>
          <table:table-cell office:value-type="float" office:value="0.0275412" calcext:value-type="float">
            <text:p>0,0275412</text:p>
          </table:table-cell>
          <table:table-cell office:value-type="float" office:value="0.0550353" calcext:value-type="float">
            <text:p>0,0550353</text:p>
          </table:table-cell>
          <table:table-cell office:value-type="float" office:value="0.110047" calcext:value-type="float">
            <text:p>0,110047</text:p>
          </table:table-cell>
          <table:table-cell office:value-type="float" office:value="0.220082" calcext:value-type="float">
            <text:p>0,22008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I41]/[.H41]" office:value-type="float" office:value="0.001526525" calcext:value-type="float">
            <text:p>0,001526525</text:p>
          </table:table-cell>
          <table:table-cell table:formula="of:=[.J41]/[.H41]" office:value-type="float" office:value="0.0030568375" calcext:value-type="float">
            <text:p>0,0030568375</text:p>
          </table:table-cell>
          <table:table-cell table:formula="of:=[.K41]/[.H41]" office:value-type="float" office:value="0.0061056875" calcext:value-type="float">
            <text:p>0,0061056875</text:p>
          </table:table-cell>
          <table:table-cell table:formula="of:=[.L41]/[.H41]" office:value-type="float" office:value="0.0122155125" calcext:value-type="float">
            <text:p>0,0122155125</text:p>
          </table:table-cell>
          <table:table-cell table:formula="of:=[.M41]/[.H41]" office:value-type="float" office:value="0.024439375" calcext:value-type="float">
            <text:p>0,0244393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153778" calcext:value-type="float">
            <text:p>0,0153778</text:p>
          </table:table-cell>
          <table:table-cell office:value-type="float" office:value="0.0307582" calcext:value-type="float">
            <text:p>0,0307582</text:p>
          </table:table-cell>
          <table:table-cell office:value-type="float" office:value="0.061376" calcext:value-type="float">
            <text:p>0,061376</text:p>
          </table:table-cell>
          <table:table-cell office:value-type="float" office:value="0.122716" calcext:value-type="float">
            <text:p>0,122716</text:p>
          </table:table-cell>
          <table:table-cell office:value-type="float" office:value="0.245412" calcext:value-type="float">
            <text:p>0,2454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I42]/[.H42]" office:value-type="float" office:value="0.00152945555555556" calcext:value-type="float">
            <text:p>0,0015294556</text:p>
          </table:table-cell>
          <table:table-cell table:formula="of:=[.J42]/[.H42]" office:value-type="float" office:value="0.00306013333333333" calcext:value-type="float">
            <text:p>0,0030601333</text:p>
          </table:table-cell>
          <table:table-cell table:formula="of:=[.K42]/[.H42]" office:value-type="float" office:value="0.00611503333333333" calcext:value-type="float">
            <text:p>0,0061150333</text:p>
          </table:table-cell>
          <table:table-cell table:formula="of:=[.L42]/[.H42]" office:value-type="float" office:value="0.0122274444444444" calcext:value-type="float">
            <text:p>0,0122274444</text:p>
          </table:table-cell>
          <table:table-cell table:formula="of:=[.M42]/[.H42]" office:value-type="float" office:value="0.0244535555555556" calcext:value-type="float">
            <text:p>0,02445355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0175928" calcext:value-type="float">
            <text:p>0,0175928</text:p>
          </table:table-cell>
          <table:table-cell office:value-type="float" office:value="0.0344083" calcext:value-type="float">
            <text:p>0,0344083</text:p>
          </table:table-cell>
          <table:table-cell office:value-type="float" office:value="0.0686539" calcext:value-type="float">
            <text:p>0,0686539</text:p>
          </table:table-cell>
          <table:table-cell office:value-type="float" office:value="0.137221" calcext:value-type="float">
            <text:p>0,137221</text:p>
          </table:table-cell>
          <table:table-cell office:value-type="float" office:value="0.274192" calcext:value-type="float">
            <text:p>0,27419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I43]/[.H43]" office:value-type="float" office:value="0.00153778" calcext:value-type="float">
            <text:p>0,00153778</text:p>
          </table:table-cell>
          <table:table-cell table:formula="of:=[.J43]/[.H43]" office:value-type="float" office:value="0.00307582" calcext:value-type="float">
            <text:p>0,00307582</text:p>
          </table:table-cell>
          <table:table-cell table:formula="of:=[.K43]/[.H43]" office:value-type="float" office:value="0.0061376" calcext:value-type="float">
            <text:p>0,0061376</text:p>
          </table:table-cell>
          <table:table-cell table:formula="of:=[.L43]/[.H43]" office:value-type="float" office:value="0.0122716" calcext:value-type="float">
            <text:p>0,0122716</text:p>
          </table:table-cell>
          <table:table-cell table:formula="of:=[.M43]/[.H43]" office:value-type="float" office:value="0.0245412" calcext:value-type="float">
            <text:p>0,02454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196225" calcext:value-type="float">
            <text:p>0,0196225</text:p>
          </table:table-cell>
          <table:table-cell office:value-type="float" office:value="0.0384793" calcext:value-type="float">
            <text:p>0,0384793</text:p>
          </table:table-cell>
          <table:table-cell office:value-type="float" office:value="0.0766917" calcext:value-type="float">
            <text:p>0,0766917</text:p>
          </table:table-cell>
          <table:table-cell office:value-type="float" office:value="0.153215" calcext:value-type="float">
            <text:p>0,153215</text:p>
          </table:table-cell>
          <table:table-cell office:value-type="float" office:value="0.305986" calcext:value-type="float">
            <text:p>0,30598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I44]/[.H44]" office:value-type="float" office:value="0.00159934545454545" calcext:value-type="float">
            <text:p>0,0015993455</text:p>
          </table:table-cell>
          <table:table-cell table:formula="of:=[.J44]/[.H44]" office:value-type="float" office:value="0.00312802727272727" calcext:value-type="float">
            <text:p>0,0031280273</text:p>
          </table:table-cell>
          <table:table-cell table:formula="of:=[.K44]/[.H44]" office:value-type="float" office:value="0.00624126363636364" calcext:value-type="float">
            <text:p>0,0062412636</text:p>
          </table:table-cell>
          <table:table-cell table:formula="of:=[.L44]/[.H44]" office:value-type="float" office:value="0.0124746363636364" calcext:value-type="float">
            <text:p>0,0124746364</text:p>
          </table:table-cell>
          <table:table-cell table:formula="of:=[.M44]/[.H44]" office:value-type="float" office:value="0.0249265454545455" calcext:value-type="float">
            <text:p>0,02492654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0218135" calcext:value-type="float">
            <text:p>0,0218135</text:p>
          </table:table-cell>
          <table:table-cell office:value-type="float" office:value="0.0451898" calcext:value-type="float">
            <text:p>0,0451898</text:p>
          </table:table-cell>
          <table:table-cell office:value-type="float" office:value="0.0897995" calcext:value-type="float">
            <text:p>0,0897995</text:p>
          </table:table-cell>
          <table:table-cell office:value-type="float" office:value="0.179208" calcext:value-type="float">
            <text:p>0,179208</text:p>
          </table:table-cell>
          <table:table-cell office:value-type="float" office:value="0.3577" calcext:value-type="float">
            <text:p>0,35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I45]/[.H45]" office:value-type="float" office:value="0.00163520833333333" calcext:value-type="float">
            <text:p>0,0016352083</text:p>
          </table:table-cell>
          <table:table-cell table:formula="of:=[.J45]/[.H45]" office:value-type="float" office:value="0.00320660833333333" calcext:value-type="float">
            <text:p>0,0032066083</text:p>
          </table:table-cell>
          <table:table-cell table:formula="of:=[.K45]/[.H45]" office:value-type="float" office:value="0.006390975" calcext:value-type="float">
            <text:p>0,006390975</text:p>
          </table:table-cell>
          <table:table-cell table:formula="of:=[.L45]/[.H45]" office:value-type="float" office:value="0.0127679166666667" calcext:value-type="float">
            <text:p>0,0127679167</text:p>
          </table:table-cell>
          <table:table-cell table:formula="of:=[.M45]/[.H45]" office:value-type="float" office:value="0.0254988333333333" calcext:value-type="float">
            <text:p>0,02549883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0389453" calcext:value-type="float">
            <text:p>0,0389453</text:p>
          </table:table-cell>
          <table:table-cell office:value-type="float" office:value="0.0751607" calcext:value-type="float">
            <text:p>0,0751607</text:p>
          </table:table-cell>
          <table:table-cell office:value-type="float" office:value="0.149482" calcext:value-type="float">
            <text:p>0,149482</text:p>
          </table:table-cell>
          <table:table-cell office:value-type="float" office:value="0.298805" calcext:value-type="float">
            <text:p>0,298805</text:p>
          </table:table-cell>
          <table:table-cell office:value-type="float" office:value="0.596691" calcext:value-type="float">
            <text:p>0,5966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I46]/[.H46]" office:value-type="float" office:value="0.00167796153846154" calcext:value-type="float">
            <text:p>0,0016779615</text:p>
          </table:table-cell>
          <table:table-cell table:formula="of:=[.J46]/[.H46]" office:value-type="float" office:value="0.00347613846153846" calcext:value-type="float">
            <text:p>0,0034761385</text:p>
          </table:table-cell>
          <table:table-cell table:formula="of:=[.K46]/[.H46]" office:value-type="float" office:value="0.00690765384615385" calcext:value-type="float">
            <text:p>0,0069076538</text:p>
          </table:table-cell>
          <table:table-cell table:formula="of:=[.L46]/[.H46]" office:value-type="float" office:value="0.0137852307692308" calcext:value-type="float">
            <text:p>0,0137852308</text:p>
          </table:table-cell>
          <table:table-cell table:formula="of:=[.M46]/[.H46]" office:value-type="float" office:value="0.0275153846153846" calcext:value-type="float">
            <text:p>0,02751538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0525393" calcext:value-type="float">
            <text:p>0,0525393</text:p>
          </table:table-cell>
          <table:table-cell office:value-type="float" office:value="0.101312" calcext:value-type="float">
            <text:p>0,101312</text:p>
          </table:table-cell>
          <table:table-cell office:value-type="float" office:value="0.199721" calcext:value-type="float">
            <text:p>0,199721</text:p>
          </table:table-cell>
          <table:table-cell office:value-type="float" office:value="0.397639" calcext:value-type="float">
            <text:p>0,397639</text:p>
          </table:table-cell>
          <table:table-cell office:value-type="float" office:value="0.793149" calcext:value-type="float">
            <text:p>0,79314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I47]/[.H47]" office:value-type="float" office:value="0.00278180714285714" calcext:value-type="float">
            <text:p>0,0027818071</text:p>
          </table:table-cell>
          <table:table-cell table:formula="of:=[.J47]/[.H47]" office:value-type="float" office:value="0.00536862142857143" calcext:value-type="float">
            <text:p>0,0053686214</text:p>
          </table:table-cell>
          <table:table-cell table:formula="of:=[.K47]/[.H47]" office:value-type="float" office:value="0.0106772857142857" calcext:value-type="float">
            <text:p>0,0106772857</text:p>
          </table:table-cell>
          <table:table-cell table:formula="of:=[.L47]/[.H47]" office:value-type="float" office:value="0.0213432142857143" calcext:value-type="float">
            <text:p>0,0213432143</text:p>
          </table:table-cell>
          <table:table-cell table:formula="of:=[.M47]/[.H47]" office:value-type="float" office:value="0.0426207857142857" calcext:value-type="float">
            <text:p>0,04262078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708444" calcext:value-type="float">
            <text:p>0,0708444</text:p>
          </table:table-cell>
          <table:table-cell office:value-type="float" office:value="0.148929" calcext:value-type="float">
            <text:p>0,148929</text:p>
          </table:table-cell>
          <table:table-cell office:value-type="float" office:value="0.292895" calcext:value-type="float">
            <text:p>0,292895</text:p>
          </table:table-cell>
          <table:table-cell office:value-type="float" office:value="0.549599" calcext:value-type="float">
            <text:p>0,549599</text:p>
          </table:table-cell>
          <table:table-cell office:value-type="float" office:value="1.15979" calcext:value-type="float">
            <text:p>1,1597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I48]/[.H48]" office:value-type="float" office:value="0.00350262" calcext:value-type="float">
            <text:p>0,00350262</text:p>
          </table:table-cell>
          <table:table-cell table:formula="of:=[.J48]/[.H48]" office:value-type="float" office:value="0.00675413333333333" calcext:value-type="float">
            <text:p>0,0067541333</text:p>
          </table:table-cell>
          <table:table-cell table:formula="of:=[.K48]/[.H48]" office:value-type="float" office:value="0.0133147333333333" calcext:value-type="float">
            <text:p>0,0133147333</text:p>
          </table:table-cell>
          <table:table-cell table:formula="of:=[.L48]/[.H48]" office:value-type="float" office:value="0.0265092666666667" calcext:value-type="float">
            <text:p>0,0265092667</text:p>
          </table:table-cell>
          <table:table-cell table:formula="of:=[.M48]/[.H48]" office:value-type="float" office:value="0.0528766" calcext:value-type="float">
            <text:p>0,05287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0893825" calcext:value-type="float">
            <text:p>0,0893825</text:p>
          </table:table-cell>
          <table:table-cell office:value-type="float" office:value="0.182386" calcext:value-type="float">
            <text:p>0,182386</text:p>
          </table:table-cell>
          <table:table-cell office:value-type="float" office:value="0.336684" calcext:value-type="float">
            <text:p>0,336684</text:p>
          </table:table-cell>
          <table:table-cell office:value-type="float" office:value="0.644683" calcext:value-type="float">
            <text:p>0,644683</text:p>
          </table:table-cell>
          <table:table-cell office:value-type="float" office:value="1.32818" calcext:value-type="float">
            <text:p>1,3281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I49]/[.H49]" office:value-type="float" office:value="0.004427775" calcext:value-type="float">
            <text:p>0,004427775</text:p>
          </table:table-cell>
          <table:table-cell table:formula="of:=[.J49]/[.H49]" office:value-type="float" office:value="0.0093080625" calcext:value-type="float">
            <text:p>0,0093080625</text:p>
          </table:table-cell>
          <table:table-cell table:formula="of:=[.K49]/[.H49]" office:value-type="float" office:value="0.0183059375" calcext:value-type="float">
            <text:p>0,0183059375</text:p>
          </table:table-cell>
          <table:table-cell table:formula="of:=[.L49]/[.H49]" office:value-type="float" office:value="0.0343499375" calcext:value-type="float">
            <text:p>0,0343499375</text:p>
          </table:table-cell>
          <table:table-cell table:formula="of:=[.M49]/[.H49]" office:value-type="float" office:value="0.072486875" calcext:value-type="float">
            <text:p>0,0724868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0.135754" calcext:value-type="float">
            <text:p>0,135754</text:p>
          </table:table-cell>
          <table:table-cell office:value-type="float" office:value="0.251234" calcext:value-type="float">
            <text:p>0,251234</text:p>
          </table:table-cell>
          <table:table-cell office:value-type="float" office:value="0.459761" calcext:value-type="float">
            <text:p>0,459761</text:p>
          </table:table-cell>
          <table:table-cell office:value-type="float" office:value="0.829975" calcext:value-type="float">
            <text:p>0,829975</text:p>
          </table:table-cell>
          <table:table-cell office:value-type="float" office:value="1.88233" calcext:value-type="float">
            <text:p>1,88233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I50]/[.H50]" office:value-type="float" office:value="0.00525779411764706" calcext:value-type="float">
            <text:p>0,0052577941</text:p>
          </table:table-cell>
          <table:table-cell table:formula="of:=[.J50]/[.H50]" office:value-type="float" office:value="0.0107285882352941" calcext:value-type="float">
            <text:p>0,0107285882</text:p>
          </table:table-cell>
          <table:table-cell table:formula="of:=[.K50]/[.H50]" office:value-type="float" office:value="0.0198049411764706" calcext:value-type="float">
            <text:p>0,0198049412</text:p>
          </table:table-cell>
          <table:table-cell table:formula="of:=[.L50]/[.H50]" office:value-type="float" office:value="0.0379225294117647" calcext:value-type="float">
            <text:p>0,0379225294</text:p>
          </table:table-cell>
          <table:table-cell table:formula="of:=[.M50]/[.H50]" office:value-type="float" office:value="0.0781282352941177" calcext:value-type="float">
            <text:p>0,07812823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182955" calcext:value-type="float">
            <text:p>0,182955</text:p>
          </table:table-cell>
          <table:table-cell office:value-type="float" office:value="0.335258" calcext:value-type="float">
            <text:p>0,335258</text:p>
          </table:table-cell>
          <table:table-cell office:value-type="float" office:value="0.624214" calcext:value-type="float">
            <text:p>0,624214</text:p>
          </table:table-cell>
          <table:table-cell office:value-type="float" office:value="1.14635" calcext:value-type="float">
            <text:p>1,14635</text:p>
          </table:table-cell>
          <table:table-cell office:value-type="float" office:value="2.48533" calcext:value-type="float">
            <text:p>2,4853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I51]/[.H51]" office:value-type="float" office:value="0.00754188888888889" calcext:value-type="float">
            <text:p>0,0075418889</text:p>
          </table:table-cell>
          <table:table-cell table:formula="of:=[.J51]/[.H51]" office:value-type="float" office:value="0.0139574444444444" calcext:value-type="float">
            <text:p>0,0139574444</text:p>
          </table:table-cell>
          <table:table-cell table:formula="of:=[.K51]/[.H51]" office:value-type="float" office:value="0.0255422777777778" calcext:value-type="float">
            <text:p>0,0255422778</text:p>
          </table:table-cell>
          <table:table-cell table:formula="of:=[.L51]/[.H51]" office:value-type="float" office:value="0.0461097222222222" calcext:value-type="float">
            <text:p>0,0461097222</text:p>
          </table:table-cell>
          <table:table-cell table:formula="of:=[.M51]/[.H51]" office:value-type="float" office:value="0.104573888888889" calcext:value-type="float">
            <text:p>0,10457388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234219" calcext:value-type="float">
            <text:p>0,234219</text:p>
          </table:table-cell>
          <table:table-cell office:value-type="float" office:value="0.432817" calcext:value-type="float">
            <text:p>0,432817</text:p>
          </table:table-cell>
          <table:table-cell office:value-type="float" office:value="0.792312" calcext:value-type="float">
            <text:p>0,792312</text:p>
          </table:table-cell>
          <table:table-cell office:value-type="float" office:value="1.50005" calcext:value-type="float">
            <text:p>1,50005</text:p>
          </table:table-cell>
          <table:table-cell office:value-type="float" office:value="3.01938" calcext:value-type="float">
            <text:p>3,0193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I52]/[.H52]" office:value-type="float" office:value="0.00962921052631579" calcext:value-type="float">
            <text:p>0,0096292105</text:p>
          </table:table-cell>
          <table:table-cell table:formula="of:=[.J52]/[.H52]" office:value-type="float" office:value="0.0176451578947368" calcext:value-type="float">
            <text:p>0,0176451579</text:p>
          </table:table-cell>
          <table:table-cell table:formula="of:=[.K52]/[.H52]" office:value-type="float" office:value="0.0328533684210526" calcext:value-type="float">
            <text:p>0,0328533684</text:p>
          </table:table-cell>
          <table:table-cell table:formula="of:=[.L52]/[.H52]" office:value-type="float" office:value="0.0603342105263158" calcext:value-type="float">
            <text:p>0,0603342105</text:p>
          </table:table-cell>
          <table:table-cell table:formula="of:=[.M52]/[.H52]" office:value-type="float" office:value="0.130806842105263" calcext:value-type="float">
            <text:p>0,13080684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/>
          <table:table-cell office:value-type="float" office:value="0.566204" calcext:value-type="float">
            <text:p>0,566204</text:p>
          </table:table-cell>
          <table:table-cell office:value-type="float" office:value="0.958509" calcext:value-type="float">
            <text:p>0,958509</text:p>
          </table:table-cell>
          <table:table-cell office:value-type="float" office:value="1.8462" calcext:value-type="float">
            <text:p>1,8462</text:p>
          </table:table-cell>
          <table:table-cell office:value-type="float" office:value="3.48448" calcext:value-type="float">
            <text:p>3,4844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I53]/[.H53]" office:value-type="float" office:value="0.01171095" calcext:value-type="float">
            <text:p>0,01171095</text:p>
          </table:table-cell>
          <table:table-cell table:formula="of:=[.J53]/[.H53]" office:value-type="float" office:value="0.02164085" calcext:value-type="float">
            <text:p>0,02164085</text:p>
          </table:table-cell>
          <table:table-cell table:formula="of:=[.K53]/[.H53]" office:value-type="float" office:value="0.0396156" calcext:value-type="float">
            <text:p>0,0396156</text:p>
          </table:table-cell>
          <table:table-cell table:formula="of:=[.L53]/[.H53]" office:value-type="float" office:value="0.0750025" calcext:value-type="float">
            <text:p>0,0750025</text:p>
          </table:table-cell>
          <table:table-cell table:formula="of:=[.M53]/[.H53]" office:value-type="float" office:value="0.150969" calcext:value-type="float">
            <text:p>0,1509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19969" calcext:value-type="float">
            <text:p>1,19969</text:p>
          </table:table-cell>
          <table:table-cell office:value-type="float" office:value="2.23824" calcext:value-type="float">
            <text:p>2,23824</text:p>
          </table:table-cell>
          <table:table-cell office:value-type="float" office:value="4.17577" calcext:value-type="float">
            <text:p>4,1757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table:formula="of:=[.J54]/[.H54]" office:value-type="float" office:value="0.0269620952380952" calcext:value-type="float">
            <text:p>0,0269620952</text:p>
          </table:table-cell>
          <table:table-cell table:formula="of:=[.K54]/[.H54]" office:value-type="float" office:value="0.0456432857142857" calcext:value-type="float">
            <text:p>0,0456432857</text:p>
          </table:table-cell>
          <table:table-cell table:formula="of:=[.L54]/[.H54]" office:value-type="float" office:value="0.0879142857142857" calcext:value-type="float">
            <text:p>0,0879142857</text:p>
          </table:table-cell>
          <table:table-cell table:formula="of:=[.M54]/[.H54]" office:value-type="float" office:value="0.165927619047619" calcext:value-type="float">
            <text:p>0,1659276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66" calcext:value-type="float">
            <text:p>2,66</text:p>
          </table:table-cell>
          <table:table-cell office:value-type="float" office:value="5.09498" calcext:value-type="float">
            <text:p>5,0949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  <table:table-cell table:formula="of:=[.K55]/[.H55]" office:value-type="float" office:value="0.0545313636363636" calcext:value-type="float">
            <text:p>0,0545313636</text:p>
          </table:table-cell>
          <table:table-cell table:formula="of:=[.L55]/[.H55]" office:value-type="float" office:value="0.101738181818182" calcext:value-type="float">
            <text:p>0,1017381818</text:p>
          </table:table-cell>
          <table:table-cell table:formula="of:=[.M55]/[.H55]" office:value-type="float" office:value="0.189807727272727" calcext:value-type="float">
            <text:p>0,18980772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.87598" calcext:value-type="float">
            <text:p>5,8759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3"/>
          <table:table-cell table:formula="of:=[.L56]/[.H56]" office:value-type="float" office:value="0.115652173913043" calcext:value-type="float">
            <text:p>0,1156521739</text:p>
          </table:table-cell>
          <table:table-cell table:formula="of:=[.M56]/[.H56]" office:value-type="float" office:value="0.221520869565217" calcext:value-type="float">
            <text:p>0,22152086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4"/>
          <table:table-cell table:formula="of:=[.M57]/[.H57]" office:value-type="float" office:value="0.2448325" calcext:value-type="float">
            <text:p>0,24483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2:20:00.537186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24:01.061617596</meta:creation-date>
    <dc:date>2017-07-24T14:04:32.251426870</dc:date>
    <meta:editing-duration>PT1H17M36S</meta:editing-duration>
    <meta:editing-cycles>8</meta:editing-cycles>
    <meta:generator>LibreOffice/5.1.6.2$Linux_X86_64 LibreOffice_project/10m0$Build-2</meta:generator>
    <meta:document-statistic meta:table-count="1" meta:cell-count="7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42cm" svg:height="14.086cm" xlink:href=".." xlink:type="simple" chart:class="chart:line" chart:style-name="ch1">
        <chart:legend chart:legend-position="end" svg:x="18.319cm" svg:y="5.997cm" style:legend-expansion="high" chart:style-name="ch2"/>
        <chart:plot-area chart:style-name="ch3" table:cell-range-address="Sheet1.G1:Sheet1.J27" chart:data-source-has-labels="row" svg:x="0.43cm" svg:y="0.281cm" svg:width="17.459cm" svg:height="13.524cm">
          <chartooo:coordinate-region svg:x="1.051cm" svg:y="0.48cm" svg:width="16.465cm" svg:height="12.6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7" chart:label-cell-address="Sheet1.G1:Sheet1.G1" chart:class="chart:line">
            <chart:data-point chart:repeated="26"/>
          </chart:series>
          <chart:series chart:style-name="ch7" chart:values-cell-range-address="Sheet1.H2:Sheet1.H27" chart:label-cell-address="Sheet1.H1:Sheet1.H1" chart:class="chart:line">
            <chart:data-point chart:repeated="26"/>
          </chart:series>
          <chart:series chart:style-name="ch8" chart:values-cell-range-address="Sheet1.I2:Sheet1.I27" chart:label-cell-address="Sheet1.I1:Sheet1.I1" chart:class="chart:line">
            <chart:data-point chart:repeated="26"/>
          </chart:series>
          <chart:series chart:style-name="ch9" chart:values-cell-range-address="Sheet1.J2:Sheet1.J27" chart:label-cell-address="Sheet1.J1:Sheet1.J1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5</text:p>
                <draw:g>
                  <svg:desc>Sheet1.G1:Sheet1.G1</svg:desc>
                </draw:g>
              </table:table-cell>
              <table:table-cell office:value-type="string">
                <text:p>QUBITS: 26</text:p>
                <draw:g>
                  <svg:desc>Sheet1.H1:Sheet1.H1</svg:desc>
                </draw:g>
              </table:table-cell>
              <table:table-cell office:value-type="string">
                <text:p>QUBITS: 27</text:p>
                <draw:g>
                  <svg:desc>Sheet1.I1:Sheet1.I1</svg:desc>
                </draw:g>
              </table:table-cell>
              <table:table-cell office:value-type="string">
                <text:p>QUBITS: 28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281">
                <text:p>0.286281</text:p>
                <draw:g>
                  <svg:desc>Sheet1.G2:Sheet1.G27</svg:desc>
                </draw:g>
              </table:table-cell>
              <table:table-cell office:value-type="float" office:value="0.533101">
                <text:p>0.533101</text:p>
                <draw:g>
                  <svg:desc>Sheet1.H2:Sheet1.H27</svg:desc>
                </draw:g>
              </table:table-cell>
              <table:table-cell office:value-type="float" office:value="1.06869">
                <text:p>1.06869</text:p>
                <draw:g>
                  <svg:desc>Sheet1.I2:Sheet1.I27</svg:desc>
                </draw:g>
              </table:table-cell>
              <table:table-cell office:value-type="float" office:value="2.13668">
                <text:p>2.13668</text:p>
                <draw:g>
                  <svg:desc>Sheet1.J2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049">
                <text:p>0.217049</text:p>
              </table:table-cell>
              <table:table-cell office:value-type="float" office:value="0.433012">
                <text:p>0.433012</text:p>
              </table:table-cell>
              <table:table-cell office:value-type="float" office:value="0.865291">
                <text:p>0.865291</text:p>
              </table:table-cell>
              <table:table-cell office:value-type="float" office:value="1.72893">
                <text:p>1.72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86">
                <text:p>0.20786</text:p>
              </table:table-cell>
              <table:table-cell office:value-type="float" office:value="0.414845">
                <text:p>0.414845</text:p>
              </table:table-cell>
              <table:table-cell office:value-type="float" office:value="0.82948">
                <text:p>0.82948</text:p>
              </table:table-cell>
              <table:table-cell office:value-type="float" office:value="1.65708">
                <text:p>1.6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387">
                <text:p>0.219387</text:p>
              </table:table-cell>
              <table:table-cell office:value-type="float" office:value="0.438384">
                <text:p>0.438384</text:p>
              </table:table-cell>
              <table:table-cell office:value-type="float" office:value="0.876175">
                <text:p>0.876175</text:p>
              </table:table-cell>
              <table:table-cell office:value-type="float" office:value="1.75029">
                <text:p>1.75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297">
                <text:p>0.239297</text:p>
              </table:table-cell>
              <table:table-cell office:value-type="float" office:value="0.477985">
                <text:p>0.477985</text:p>
              </table:table-cell>
              <table:table-cell office:value-type="float" office:value="0.965072">
                <text:p>0.965072</text:p>
              </table:table-cell>
              <table:table-cell office:value-type="float" office:value="1.91034">
                <text:p>1.9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4852">
                <text:p>0.264852</text:p>
              </table:table-cell>
              <table:table-cell office:value-type="float" office:value="0.529168">
                <text:p>0.529168</text:p>
              </table:table-cell>
              <table:table-cell office:value-type="float" office:value="1.06264">
                <text:p>1.06264</text:p>
              </table:table-cell>
              <table:table-cell office:value-type="float" office:value="2.11438">
                <text:p>2.11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4289">
                <text:p>0.294289</text:p>
              </table:table-cell>
              <table:table-cell office:value-type="float" office:value="0.587945">
                <text:p>0.587945</text:p>
              </table:table-cell>
              <table:table-cell office:value-type="float" office:value="1.17664">
                <text:p>1.17664</text:p>
              </table:table-cell>
              <table:table-cell office:value-type="float" office:value="2.34778">
                <text:p>2.3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9192">
                <text:p>0.329192</text:p>
              </table:table-cell>
              <table:table-cell office:value-type="float" office:value="0.657979">
                <text:p>0.657979</text:p>
              </table:table-cell>
              <table:table-cell office:value-type="float" office:value="1.31583">
                <text:p>1.31583</text:p>
              </table:table-cell>
              <table:table-cell office:value-type="float" office:value="2.63192">
                <text:p>2.6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4108">
                <text:p>0.374108</text:p>
              </table:table-cell>
              <table:table-cell office:value-type="float" office:value="0.747456">
                <text:p>0.747456</text:p>
              </table:table-cell>
              <table:table-cell office:value-type="float" office:value="1.49711">
                <text:p>1.49711</text:p>
              </table:table-cell>
              <table:table-cell office:value-type="float" office:value="2.99402">
                <text:p>2.9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741">
                <text:p>0.537741</text:p>
              </table:table-cell>
              <table:table-cell office:value-type="float" office:value="1.07994">
                <text:p>1.07994</text:p>
              </table:table-cell>
              <table:table-cell office:value-type="float" office:value="1.70641">
                <text:p>1.70641</text:p>
              </table:table-cell>
              <table:table-cell office:value-type="float" office:value="3.41243">
                <text:p>3.41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6668">
                <text:p>0.656668</text:p>
              </table:table-cell>
              <table:table-cell office:value-type="float" office:value="1.31314">
                <text:p>1.31314</text:p>
              </table:table-cell>
              <table:table-cell office:value-type="float" office:value="1.9648">
                <text:p>1.9648</text:p>
              </table:table-cell>
              <table:table-cell office:value-type="float" office:value="3.89002">
                <text:p>3.89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5509">
                <text:p>0.635509</text:p>
              </table:table-cell>
              <table:table-cell office:value-type="float" office:value="1.26885">
                <text:p>1.26885</text:p>
              </table:table-cell>
              <table:table-cell office:value-type="float" office:value="2.23105">
                <text:p>2.23105</text:p>
              </table:table-cell>
              <table:table-cell office:value-type="float" office:value="4.40581">
                <text:p>4.40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6346">
                <text:p>0.886346</text:p>
              </table:table-cell>
              <table:table-cell office:value-type="float" office:value="1.81614">
                <text:p>1.81614</text:p>
              </table:table-cell>
              <table:table-cell office:value-type="float" office:value="2.50782">
                <text:p>2.50782</text:p>
              </table:table-cell>
              <table:table-cell office:value-type="float" office:value="6.91266">
                <text:p>6.9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2256">
                <text:p>1.52256</text:p>
              </table:table-cell>
              <table:table-cell office:value-type="float" office:value="3.06479">
                <text:p>3.06479</text:p>
              </table:table-cell>
              <table:table-cell office:value-type="float" office:value="5.01806">
                <text:p>5.01806</text:p>
              </table:table-cell>
              <table:table-cell office:value-type="float" office:value="12.017">
                <text:p>12.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1142">
                <text:p>1.81142</text:p>
              </table:table-cell>
              <table:table-cell office:value-type="float" office:value="3.23644">
                <text:p>3.23644</text:p>
              </table:table-cell>
              <table:table-cell office:value-type="float" office:value="6.61321">
                <text:p>6.61321</text:p>
              </table:table-cell>
              <table:table-cell office:value-type="float" office:value="13.811">
                <text:p>13.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2229">
                <text:p>2.42229</text:p>
              </table:table-cell>
              <table:table-cell office:value-type="float" office:value="4.63924">
                <text:p>4.63924</text:p>
              </table:table-cell>
              <table:table-cell office:value-type="float" office:value="8.99776">
                <text:p>8.99776</text:p>
              </table:table-cell>
              <table:table-cell office:value-type="float" office:value="18.7951">
                <text:p>18.7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125">
                <text:p>3.64125</text:p>
              </table:table-cell>
              <table:table-cell office:value-type="float" office:value="6.81525">
                <text:p>6.81525</text:p>
              </table:table-cell>
              <table:table-cell office:value-type="float" office:value="10.6373">
                <text:p>10.6373</text:p>
              </table:table-cell>
              <table:table-cell office:value-type="float" office:value="21.8953">
                <text:p>21.8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584">
                <text:p>4.5584</text:p>
              </table:table-cell>
              <table:table-cell office:value-type="float" office:value="8.92016">
                <text:p>8.92016</text:p>
              </table:table-cell>
              <table:table-cell office:value-type="float" office:value="14.0666">
                <text:p>14.0666</text:p>
              </table:table-cell>
              <table:table-cell office:value-type="float" office:value="31.9221">
                <text:p>31.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0649">
                <text:p>5.40649</text:p>
              </table:table-cell>
              <table:table-cell office:value-type="float" office:value="11.0053">
                <text:p>11.0053</text:p>
              </table:table-cell>
              <table:table-cell office:value-type="float" office:value="18.738">
                <text:p>18.738</text:p>
              </table:table-cell>
              <table:table-cell office:value-type="float" office:value="39.7784">
                <text:p>39.7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4161">
                <text:p>6.34161</text:p>
              </table:table-cell>
              <table:table-cell office:value-type="float" office:value="13.0943">
                <text:p>13.0943</text:p>
              </table:table-cell>
              <table:table-cell office:value-type="float" office:value="23.7937">
                <text:p>23.7937</text:p>
              </table:table-cell>
              <table:table-cell office:value-type="float" office:value="47.676">
                <text:p>47.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0305">
                <text:p>7.30305</text:p>
              </table:table-cell>
              <table:table-cell office:value-type="float" office:value="15.1813">
                <text:p>15.1813</text:p>
              </table:table-cell>
              <table:table-cell office:value-type="float" office:value="27.334">
                <text:p>27.334</text:p>
              </table:table-cell>
              <table:table-cell office:value-type="float" office:value="55.6434">
                <text:p>55.6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7856">
                <text:p>8.47856</text:p>
              </table:table-cell>
              <table:table-cell office:value-type="float" office:value="17.561">
                <text:p>17.561</text:p>
              </table:table-cell>
              <table:table-cell office:value-type="float" office:value="31.6112">
                <text:p>31.6112</text:p>
              </table:table-cell>
              <table:table-cell office:value-type="float" office:value="63.2097">
                <text:p>63.2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70158">
                <text:p>9.70158</text:p>
              </table:table-cell>
              <table:table-cell office:value-type="float" office:value="19.0734">
                <text:p>19.0734</text:p>
              </table:table-cell>
              <table:table-cell office:value-type="float" office:value="36.2262">
                <text:p>36.2262</text:p>
              </table:table-cell>
              <table:table-cell office:value-type="float" office:value="70.9181">
                <text:p>70.9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1363">
                <text:p>11.1363</text:p>
              </table:table-cell>
              <table:table-cell office:value-type="float" office:value="21.3503">
                <text:p>21.3503</text:p>
              </table:table-cell>
              <table:table-cell office:value-type="float" office:value="41.6093">
                <text:p>41.6093</text:p>
              </table:table-cell>
              <table:table-cell office:value-type="float" office:value="78.2942">
                <text:p>78.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0302">
                <text:p>13.0302</text:p>
              </table:table-cell>
              <table:table-cell office:value-type="float" office:value="24.3122">
                <text:p>24.3122</text:p>
              </table:table-cell>
              <table:table-cell office:value-type="float" office:value="47.0985">
                <text:p>47.0985</text:p>
              </table:table-cell>
              <table:table-cell office:value-type="float" office:value="86.8281">
                <text:p>86.8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8.0444">
                <text:p>28.0444</text:p>
              </table:table-cell>
              <table:table-cell office:value-type="float" office:value="52.7918">
                <text:p>52.7918</text:p>
              </table:table-cell>
              <table:table-cell office:value-type="float" office:value="96.2468">
                <text:p>96.2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205cm" style:legend-expansion="high" chart:style-name="ch2"/>
        <chart:plot-area chart:style-name="ch3" table:cell-range-address="Sheet1.S34:Sheet1.W58" chart:data-source-has-labels="row" svg:x="0.32cm" svg:y="0.18cm" svg:width="12.137cm" svg:height="8.64cm">
          <chartooo:coordinate-region svg:x="1.232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35:Sheet1.S58" chart:label-cell-address="Sheet1.S34:Sheet1.S34" chart:class="chart:line">
            <chart:data-point chart:repeated="24"/>
          </chart:series>
          <chart:series chart:style-name="ch7" chart:values-cell-range-address="Sheet1.T35:Sheet1.T58" chart:label-cell-address="Sheet1.T34:Sheet1.T34" chart:class="chart:line">
            <chart:data-point chart:repeated="24"/>
          </chart:series>
          <chart:series chart:style-name="ch8" chart:values-cell-range-address="Sheet1.U35:Sheet1.U58" chart:label-cell-address="Sheet1.U34:Sheet1.U34" chart:class="chart:line">
            <chart:data-point chart:repeated="24"/>
          </chart:series>
          <chart:series chart:style-name="ch9" chart:values-cell-range-address="Sheet1.V35:Sheet1.V58" chart:label-cell-address="Sheet1.V34:Sheet1.V34" chart:class="chart:line">
            <chart:data-point chart:repeated="24"/>
          </chart:series>
          <chart:series chart:style-name="ch10" chart:values-cell-range-address="Sheet1.W35:Sheet1.W58" chart:label-cell-address="Sheet1.W34:Sheet1.W34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draw:g>
                  <svg:desc>Sheet1.S34:Sheet1.S34</svg:desc>
                </draw:g>
              </table:table-cell>
              <table:table-cell office:value-type="string">
                <text:p>QUBITS: 21</text:p>
                <draw:g>
                  <svg:desc>Sheet1.T34:Sheet1.T34</svg:desc>
                </draw:g>
              </table:table-cell>
              <table:table-cell office:value-type="string">
                <text:p>QUBITS: 22</text:p>
                <draw:g>
                  <svg:desc>Sheet1.U34:Sheet1.U34</svg:desc>
                </draw:g>
              </table:table-cell>
              <table:table-cell office:value-type="string">
                <text:p>QUBITS: 23</text:p>
                <draw:g>
                  <svg:desc>Sheet1.V34:Sheet1.V34</svg:desc>
                </draw:g>
              </table:table-cell>
              <table:table-cell office:value-type="string">
                <text:p>QUBITS: 24</text:p>
                <draw:g>
                  <svg:desc>Sheet1.W34:Sheet1.W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33507">
                <text:p>0.00833507</text:p>
                <draw:g>
                  <svg:desc>Sheet1.S35:Sheet1.S58</svg:desc>
                </draw:g>
              </table:table-cell>
              <table:table-cell office:value-type="float" office:value="0.0166694">
                <text:p>0.0166694</text:p>
                <draw:g>
                  <svg:desc>Sheet1.T35:Sheet1.T58</svg:desc>
                </draw:g>
              </table:table-cell>
              <table:table-cell office:value-type="float" office:value="0.0332556">
                <text:p>0.0332556</text:p>
                <draw:g>
                  <svg:desc>Sheet1.U35:Sheet1.U58</svg:desc>
                </draw:g>
              </table:table-cell>
              <table:table-cell office:value-type="float" office:value="0.0665023">
                <text:p>0.0665023</text:p>
                <draw:g>
                  <svg:desc>Sheet1.V35:Sheet1.V58</svg:desc>
                </draw:g>
              </table:table-cell>
              <table:table-cell office:value-type="float" office:value="0.132942">
                <text:p>0.132942</text:p>
                <draw:g>
                  <svg:desc>Sheet1.W35:Sheet1.W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777">
                <text:p>0.0033777</text:p>
              </table:table-cell>
              <table:table-cell office:value-type="float" office:value="0.00674845">
                <text:p>0.00674845</text:p>
              </table:table-cell>
              <table:table-cell office:value-type="float" office:value="0.0134895">
                <text:p>0.0134895</text:p>
              </table:table-cell>
              <table:table-cell office:value-type="float" office:value="0.0269815">
                <text:p>0.0269815</text:p>
              </table:table-cell>
              <table:table-cell office:value-type="float" office:value="0.053958">
                <text:p>0.053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18743333333333">
                <text:p>0.00218743333333333</text:p>
              </table:table-cell>
              <table:table-cell office:value-type="float" office:value="0.00441096666666667">
                <text:p>0.00441096666666667</text:p>
              </table:table-cell>
              <table:table-cell office:value-type="float" office:value="0.00882413333333333">
                <text:p>0.00882413333333333</text:p>
              </table:table-cell>
              <table:table-cell office:value-type="float" office:value="0.0176533666666667">
                <text:p>0.0176533666666667</text:p>
              </table:table-cell>
              <table:table-cell office:value-type="float" office:value="0.035295">
                <text:p>0.035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931925">
                <text:p>0.0017931925</text:p>
              </table:table-cell>
              <table:table-cell office:value-type="float" office:value="0.00360185">
                <text:p>0.00360185</text:p>
              </table:table-cell>
              <table:table-cell office:value-type="float" office:value="0.00719655">
                <text:p>0.00719655</text:p>
              </table:table-cell>
              <table:table-cell office:value-type="float" office:value="0.014411825">
                <text:p>0.014411825</text:p>
              </table:table-cell>
              <table:table-cell office:value-type="float" office:value="0.0288315">
                <text:p>0.0288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264">
                <text:p>0.0016264</text:p>
              </table:table-cell>
              <table:table-cell office:value-type="float" office:value="0.00326464">
                <text:p>0.00326464</text:p>
              </table:table-cell>
              <table:table-cell office:value-type="float" office:value="0.00652008">
                <text:p>0.00652008</text:p>
              </table:table-cell>
              <table:table-cell office:value-type="float" office:value="0.01305348">
                <text:p>0.01305348</text:p>
              </table:table-cell>
              <table:table-cell office:value-type="float" office:value="0.0261172">
                <text:p>0.0261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55827833333333">
                <text:p>0.00155827833333333</text:p>
              </table:table-cell>
              <table:table-cell office:value-type="float" office:value="0.00312415">
                <text:p>0.00312415</text:p>
              </table:table-cell>
              <table:table-cell office:value-type="float" office:value="0.0062445">
                <text:p>0.0062445</text:p>
              </table:table-cell>
              <table:table-cell office:value-type="float" office:value="0.0124878">
                <text:p>0.0124878</text:p>
              </table:table-cell>
              <table:table-cell office:value-type="float" office:value="0.0249883333333333">
                <text:p>0.02498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53237142857143">
                <text:p>0.00153237142857143</text:p>
              </table:table-cell>
              <table:table-cell office:value-type="float" office:value="0.00306908571428571">
                <text:p>0.00306908571428571</text:p>
              </table:table-cell>
              <table:table-cell office:value-type="float" office:value="0.00614205714285714">
                <text:p>0.00614205714285714</text:p>
              </table:table-cell>
              <table:table-cell office:value-type="float" office:value="0.0122791142857143">
                <text:p>0.0122791142857143</text:p>
              </table:table-cell>
              <table:table-cell office:value-type="float" office:value="0.0245518571428571">
                <text:p>0.024551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526525">
                <text:p>0.001526525</text:p>
              </table:table-cell>
              <table:table-cell office:value-type="float" office:value="0.0030568375">
                <text:p>0.0030568375</text:p>
              </table:table-cell>
              <table:table-cell office:value-type="float" office:value="0.0061056875">
                <text:p>0.0061056875</text:p>
              </table:table-cell>
              <table:table-cell office:value-type="float" office:value="0.0122155125">
                <text:p>0.0122155125</text:p>
              </table:table-cell>
              <table:table-cell office:value-type="float" office:value="0.024439375">
                <text:p>0.02443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2945555555556">
                <text:p>0.00152945555555556</text:p>
              </table:table-cell>
              <table:table-cell office:value-type="float" office:value="0.00306013333333333">
                <text:p>0.00306013333333333</text:p>
              </table:table-cell>
              <table:table-cell office:value-type="float" office:value="0.00611503333333333">
                <text:p>0.00611503333333333</text:p>
              </table:table-cell>
              <table:table-cell office:value-type="float" office:value="0.0122274444444444">
                <text:p>0.0122274444444444</text:p>
              </table:table-cell>
              <table:table-cell office:value-type="float" office:value="0.0244535555555556">
                <text:p>0.024453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3778">
                <text:p>0.00153778</text:p>
              </table:table-cell>
              <table:table-cell office:value-type="float" office:value="0.00307582">
                <text:p>0.00307582</text:p>
              </table:table-cell>
              <table:table-cell office:value-type="float" office:value="0.0061376">
                <text:p>0.0061376</text:p>
              </table:table-cell>
              <table:table-cell office:value-type="float" office:value="0.0122716">
                <text:p>0.0122716</text:p>
              </table:table-cell>
              <table:table-cell office:value-type="float" office:value="0.0245412">
                <text:p>0.0245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9934545454545">
                <text:p>0.00159934545454545</text:p>
              </table:table-cell>
              <table:table-cell office:value-type="float" office:value="0.00312802727272727">
                <text:p>0.00312802727272727</text:p>
              </table:table-cell>
              <table:table-cell office:value-type="float" office:value="0.00624126363636364">
                <text:p>0.00624126363636364</text:p>
              </table:table-cell>
              <table:table-cell office:value-type="float" office:value="0.0124746363636364">
                <text:p>0.0124746363636364</text:p>
              </table:table-cell>
              <table:table-cell office:value-type="float" office:value="0.0249265454545455">
                <text:p>0.024926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3520833333333">
                <text:p>0.00163520833333333</text:p>
              </table:table-cell>
              <table:table-cell office:value-type="float" office:value="0.00320660833333333">
                <text:p>0.00320660833333333</text:p>
              </table:table-cell>
              <table:table-cell office:value-type="float" office:value="0.006390975">
                <text:p>0.006390975</text:p>
              </table:table-cell>
              <table:table-cell office:value-type="float" office:value="0.0127679166666667">
                <text:p>0.0127679166666667</text:p>
              </table:table-cell>
              <table:table-cell office:value-type="float" office:value="0.0254988333333333">
                <text:p>0.025498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67796153846154">
                <text:p>0.00167796153846154</text:p>
              </table:table-cell>
              <table:table-cell office:value-type="float" office:value="0.00347613846153846">
                <text:p>0.00347613846153846</text:p>
              </table:table-cell>
              <table:table-cell office:value-type="float" office:value="0.00690765384615385">
                <text:p>0.00690765384615385</text:p>
              </table:table-cell>
              <table:table-cell office:value-type="float" office:value="0.0137852307692308">
                <text:p>0.0137852307692308</text:p>
              </table:table-cell>
              <table:table-cell office:value-type="float" office:value="0.0275153846153846">
                <text:p>0.0275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8180714285714">
                <text:p>0.00278180714285714</text:p>
              </table:table-cell>
              <table:table-cell office:value-type="float" office:value="0.00536862142857143">
                <text:p>0.00536862142857143</text:p>
              </table:table-cell>
              <table:table-cell office:value-type="float" office:value="0.0106772857142857">
                <text:p>0.0106772857142857</text:p>
              </table:table-cell>
              <table:table-cell office:value-type="float" office:value="0.0213432142857143">
                <text:p>0.0213432142857143</text:p>
              </table:table-cell>
              <table:table-cell office:value-type="float" office:value="0.0426207857142857">
                <text:p>0.0426207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50262">
                <text:p>0.00350262</text:p>
              </table:table-cell>
              <table:table-cell office:value-type="float" office:value="0.00675413333333333">
                <text:p>0.00675413333333333</text:p>
              </table:table-cell>
              <table:table-cell office:value-type="float" office:value="0.0133147333333333">
                <text:p>0.0133147333333333</text:p>
              </table:table-cell>
              <table:table-cell office:value-type="float" office:value="0.0265092666666667">
                <text:p>0.0265092666666667</text:p>
              </table:table-cell>
              <table:table-cell office:value-type="float" office:value="0.0528766">
                <text:p>0.0528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427775">
                <text:p>0.004427775</text:p>
              </table:table-cell>
              <table:table-cell office:value-type="float" office:value="0.0093080625">
                <text:p>0.0093080625</text:p>
              </table:table-cell>
              <table:table-cell office:value-type="float" office:value="0.0183059375">
                <text:p>0.0183059375</text:p>
              </table:table-cell>
              <table:table-cell office:value-type="float" office:value="0.0343499375">
                <text:p>0.0343499375</text:p>
              </table:table-cell>
              <table:table-cell office:value-type="float" office:value="0.072486875">
                <text:p>0.07248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25779411764706">
                <text:p>0.00525779411764706</text:p>
              </table:table-cell>
              <table:table-cell office:value-type="float" office:value="0.0107285882352941">
                <text:p>0.0107285882352941</text:p>
              </table:table-cell>
              <table:table-cell office:value-type="float" office:value="0.0198049411764706">
                <text:p>0.0198049411764706</text:p>
              </table:table-cell>
              <table:table-cell office:value-type="float" office:value="0.0379225294117647">
                <text:p>0.0379225294117647</text:p>
              </table:table-cell>
              <table:table-cell office:value-type="float" office:value="0.0781282352941177">
                <text:p>0.0781282352941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54188888888889">
                <text:p>0.00754188888888889</text:p>
              </table:table-cell>
              <table:table-cell office:value-type="float" office:value="0.0139574444444444">
                <text:p>0.0139574444444444</text:p>
              </table:table-cell>
              <table:table-cell office:value-type="float" office:value="0.0255422777777778">
                <text:p>0.0255422777777778</text:p>
              </table:table-cell>
              <table:table-cell office:value-type="float" office:value="0.0461097222222222">
                <text:p>0.0461097222222222</text:p>
              </table:table-cell>
              <table:table-cell office:value-type="float" office:value="0.104573888888889">
                <text:p>0.104573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62921052631579">
                <text:p>0.00962921052631579</text:p>
              </table:table-cell>
              <table:table-cell office:value-type="float" office:value="0.0176451578947368">
                <text:p>0.0176451578947368</text:p>
              </table:table-cell>
              <table:table-cell office:value-type="float" office:value="0.0328533684210526">
                <text:p>0.0328533684210526</text:p>
              </table:table-cell>
              <table:table-cell office:value-type="float" office:value="0.0603342105263158">
                <text:p>0.0603342105263158</text:p>
              </table:table-cell>
              <table:table-cell office:value-type="float" office:value="0.130806842105263">
                <text:p>0.13080684210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71095">
                <text:p>0.01171095</text:p>
              </table:table-cell>
              <table:table-cell office:value-type="float" office:value="0.02164085">
                <text:p>0.02164085</text:p>
              </table:table-cell>
              <table:table-cell office:value-type="float" office:value="0.0396156">
                <text:p>0.0396156</text:p>
              </table:table-cell>
              <table:table-cell office:value-type="float" office:value="0.0750025">
                <text:p>0.0750025</text:p>
              </table:table-cell>
              <table:table-cell office:value-type="float" office:value="0.150969">
                <text:p>0.150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269620952380952">
                <text:p>0.0269620952380952</text:p>
              </table:table-cell>
              <table:table-cell office:value-type="float" office:value="0.0456432857142857">
                <text:p>0.0456432857142857</text:p>
              </table:table-cell>
              <table:table-cell office:value-type="float" office:value="0.0879142857142857">
                <text:p>0.0879142857142857</text:p>
              </table:table-cell>
              <table:table-cell office:value-type="float" office:value="0.165927619047619">
                <text:p>0.16592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5313636363636">
                <text:p>0.0545313636363636</text:p>
              </table:table-cell>
              <table:table-cell office:value-type="float" office:value="0.101738181818182">
                <text:p>0.101738181818182</text:p>
              </table:table-cell>
              <table:table-cell office:value-type="float" office:value="0.189807727272727">
                <text:p>0.189807727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652173913043">
                <text:p>0.115652173913043</text:p>
              </table:table-cell>
              <table:table-cell office:value-type="float" office:value="0.221520869565217">
                <text:p>0.22152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8325">
                <text:p>0.2448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46cm" svg:height="12.405cm" xlink:href=".." xlink:type="simple" chart:class="chart:line" chart:style-name="ch1">
        <chart:legend chart:legend-position="end" svg:x="16.823cm" svg:y="4.907cm" style:legend-expansion="high" chart:style-name="ch2"/>
        <chart:plot-area chart:style-name="ch3" table:cell-range-address="Sheet1.I33:Sheet1.M57" chart:data-source-has-labels="row" svg:x="0.4cm" svg:y="0.248cm" svg:width="16.023cm" svg:height="11.909cm">
          <chartooo:coordinate-region svg:x="0.836cm" svg:y="0.448cm" svg:width="15.4cm" svg:height="11.0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4:Sheet1.I57" chart:label-cell-address="Sheet1.I33:Sheet1.I33" chart:class="chart:line">
            <chart:data-point chart:repeated="24"/>
          </chart:series>
          <chart:series chart:style-name="ch7" chart:values-cell-range-address="Sheet1.J34:Sheet1.J57" chart:label-cell-address="Sheet1.J33:Sheet1.J33" chart:class="chart:line">
            <chart:data-point chart:repeated="24"/>
          </chart:series>
          <chart:series chart:style-name="ch8" chart:values-cell-range-address="Sheet1.K34:Sheet1.K57" chart:label-cell-address="Sheet1.K33:Sheet1.K33" chart:class="chart:line">
            <chart:data-point chart:repeated="24"/>
          </chart:series>
          <chart:series chart:style-name="ch9" chart:values-cell-range-address="Sheet1.L34:Sheet1.L57" chart:label-cell-address="Sheet1.L33:Sheet1.L33" chart:class="chart:line">
            <chart:data-point chart:repeated="24"/>
          </chart:series>
          <chart:series chart:style-name="ch10" chart:values-cell-range-address="Sheet1.M34:Sheet1.M57" chart:label-cell-address="Sheet1.M33:Sheet1.M33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draw:g>
                  <svg:desc>Sheet1.I33:Sheet1.I33</svg:desc>
                </draw:g>
              </table:table-cell>
              <table:table-cell office:value-type="string">
                <text:p>QUBITS: 21</text:p>
                <draw:g>
                  <svg:desc>Sheet1.J33:Sheet1.J33</svg:desc>
                </draw:g>
              </table:table-cell>
              <table:table-cell office:value-type="string">
                <text:p>QUBITS: 22</text:p>
                <draw:g>
                  <svg:desc>Sheet1.K33:Sheet1.K33</svg:desc>
                </draw:g>
              </table:table-cell>
              <table:table-cell office:value-type="string">
                <text:p>QUBITS: 23</text:p>
                <draw:g>
                  <svg:desc>Sheet1.L33:Sheet1.L33</svg:desc>
                </draw:g>
              </table:table-cell>
              <table:table-cell office:value-type="string">
                <text:p>QUBITS: 24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33507">
                <text:p>0.00833507</text:p>
                <draw:g>
                  <svg:desc>Sheet1.I34:Sheet1.I57</svg:desc>
                </draw:g>
              </table:table-cell>
              <table:table-cell office:value-type="float" office:value="0.0166694">
                <text:p>0.0166694</text:p>
                <draw:g>
                  <svg:desc>Sheet1.J34:Sheet1.J57</svg:desc>
                </draw:g>
              </table:table-cell>
              <table:table-cell office:value-type="float" office:value="0.0332556">
                <text:p>0.0332556</text:p>
                <draw:g>
                  <svg:desc>Sheet1.K34:Sheet1.K57</svg:desc>
                </draw:g>
              </table:table-cell>
              <table:table-cell office:value-type="float" office:value="0.0665023">
                <text:p>0.0665023</text:p>
                <draw:g>
                  <svg:desc>Sheet1.L34:Sheet1.L57</svg:desc>
                </draw:g>
              </table:table-cell>
              <table:table-cell office:value-type="float" office:value="0.132942">
                <text:p>0.132942</text:p>
                <draw:g>
                  <svg:desc>Sheet1.M34:Sheet1.M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7554">
                <text:p>0.0067554</text:p>
              </table:table-cell>
              <table:table-cell office:value-type="float" office:value="0.0134969">
                <text:p>0.0134969</text:p>
              </table:table-cell>
              <table:table-cell office:value-type="float" office:value="0.026979">
                <text:p>0.026979</text:p>
              </table:table-cell>
              <table:table-cell office:value-type="float" office:value="0.053963">
                <text:p>0.053963</text:p>
              </table:table-cell>
              <table:table-cell office:value-type="float" office:value="0.107916">
                <text:p>0.107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623">
                <text:p>0.0065623</text:p>
              </table:table-cell>
              <table:table-cell office:value-type="float" office:value="0.0132329">
                <text:p>0.0132329</text:p>
              </table:table-cell>
              <table:table-cell office:value-type="float" office:value="0.0264724">
                <text:p>0.0264724</text:p>
              </table:table-cell>
              <table:table-cell office:value-type="float" office:value="0.0529601">
                <text:p>0.0529601</text:p>
              </table:table-cell>
              <table:table-cell office:value-type="float" office:value="0.105885">
                <text:p>0.105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17277">
                <text:p>0.00717277</text:p>
              </table:table-cell>
              <table:table-cell office:value-type="float" office:value="0.0144074">
                <text:p>0.0144074</text:p>
              </table:table-cell>
              <table:table-cell office:value-type="float" office:value="0.0287862">
                <text:p>0.0287862</text:p>
              </table:table-cell>
              <table:table-cell office:value-type="float" office:value="0.0576473">
                <text:p>0.0576473</text:p>
              </table:table-cell>
              <table:table-cell office:value-type="float" office:value="0.115326">
                <text:p>0.11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132">
                <text:p>0.008132</text:p>
              </table:table-cell>
              <table:table-cell office:value-type="float" office:value="0.0163232">
                <text:p>0.0163232</text:p>
              </table:table-cell>
              <table:table-cell office:value-type="float" office:value="0.0326004">
                <text:p>0.0326004</text:p>
              </table:table-cell>
              <table:table-cell office:value-type="float" office:value="0.0652674">
                <text:p>0.0652674</text:p>
              </table:table-cell>
              <table:table-cell office:value-type="float" office:value="0.130586">
                <text:p>0.130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34967">
                <text:p>0.00934967</text:p>
              </table:table-cell>
              <table:table-cell office:value-type="float" office:value="0.0187449">
                <text:p>0.0187449</text:p>
              </table:table-cell>
              <table:table-cell office:value-type="float" office:value="0.037467">
                <text:p>0.037467</text:p>
              </table:table-cell>
              <table:table-cell office:value-type="float" office:value="0.0749268">
                <text:p>0.0749268</text:p>
              </table:table-cell>
              <table:table-cell office:value-type="float" office:value="0.14993">
                <text:p>0.14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7266">
                <text:p>0.0107266</text:p>
              </table:table-cell>
              <table:table-cell office:value-type="float" office:value="0.0214836">
                <text:p>0.0214836</text:p>
              </table:table-cell>
              <table:table-cell office:value-type="float" office:value="0.0429944">
                <text:p>0.0429944</text:p>
              </table:table-cell>
              <table:table-cell office:value-type="float" office:value="0.0859538">
                <text:p>0.0859538</text:p>
              </table:table-cell>
              <table:table-cell office:value-type="float" office:value="0.171863">
                <text:p>0.171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2122">
                <text:p>0.0122122</text:p>
              </table:table-cell>
              <table:table-cell office:value-type="float" office:value="0.0244547">
                <text:p>0.0244547</text:p>
              </table:table-cell>
              <table:table-cell office:value-type="float" office:value="0.0488455">
                <text:p>0.0488455</text:p>
              </table:table-cell>
              <table:table-cell office:value-type="float" office:value="0.0977241">
                <text:p>0.0977241</text:p>
              </table:table-cell>
              <table:table-cell office:value-type="float" office:value="0.195515">
                <text:p>0.195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7651">
                <text:p>0.0137651</text:p>
              </table:table-cell>
              <table:table-cell office:value-type="float" office:value="0.0275412">
                <text:p>0.0275412</text:p>
              </table:table-cell>
              <table:table-cell office:value-type="float" office:value="0.0550353">
                <text:p>0.0550353</text:p>
              </table:table-cell>
              <table:table-cell office:value-type="float" office:value="0.110047">
                <text:p>0.110047</text:p>
              </table:table-cell>
              <table:table-cell office:value-type="float" office:value="0.220082">
                <text:p>0.220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3778">
                <text:p>0.0153778</text:p>
              </table:table-cell>
              <table:table-cell office:value-type="float" office:value="0.0307582">
                <text:p>0.0307582</text:p>
              </table:table-cell>
              <table:table-cell office:value-type="float" office:value="0.061376">
                <text:p>0.061376</text:p>
              </table:table-cell>
              <table:table-cell office:value-type="float" office:value="0.122716">
                <text:p>0.122716</text:p>
              </table:table-cell>
              <table:table-cell office:value-type="float" office:value="0.245412">
                <text:p>0.245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5928">
                <text:p>0.0175928</text:p>
              </table:table-cell>
              <table:table-cell office:value-type="float" office:value="0.0344083">
                <text:p>0.0344083</text:p>
              </table:table-cell>
              <table:table-cell office:value-type="float" office:value="0.0686539">
                <text:p>0.0686539</text:p>
              </table:table-cell>
              <table:table-cell office:value-type="float" office:value="0.137221">
                <text:p>0.137221</text:p>
              </table:table-cell>
              <table:table-cell office:value-type="float" office:value="0.274192">
                <text:p>0.274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6225">
                <text:p>0.0196225</text:p>
              </table:table-cell>
              <table:table-cell office:value-type="float" office:value="0.0384793">
                <text:p>0.0384793</text:p>
              </table:table-cell>
              <table:table-cell office:value-type="float" office:value="0.0766917">
                <text:p>0.0766917</text:p>
              </table:table-cell>
              <table:table-cell office:value-type="float" office:value="0.153215">
                <text:p>0.153215</text:p>
              </table:table-cell>
              <table:table-cell office:value-type="float" office:value="0.305986">
                <text:p>0.305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8135">
                <text:p>0.0218135</text:p>
              </table:table-cell>
              <table:table-cell office:value-type="float" office:value="0.0451898">
                <text:p>0.0451898</text:p>
              </table:table-cell>
              <table:table-cell office:value-type="float" office:value="0.0897995">
                <text:p>0.0897995</text:p>
              </table:table-cell>
              <table:table-cell office:value-type="float" office:value="0.179208">
                <text:p>0.179208</text:p>
              </table:table-cell>
              <table:table-cell office:value-type="float" office:value="0.3577">
                <text:p>0.3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9453">
                <text:p>0.0389453</text:p>
              </table:table-cell>
              <table:table-cell office:value-type="float" office:value="0.0751607">
                <text:p>0.0751607</text:p>
              </table:table-cell>
              <table:table-cell office:value-type="float" office:value="0.149482">
                <text:p>0.149482</text:p>
              </table:table-cell>
              <table:table-cell office:value-type="float" office:value="0.298805">
                <text:p>0.298805</text:p>
              </table:table-cell>
              <table:table-cell office:value-type="float" office:value="0.596691">
                <text:p>0.596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5393">
                <text:p>0.0525393</text:p>
              </table:table-cell>
              <table:table-cell office:value-type="float" office:value="0.101312">
                <text:p>0.101312</text:p>
              </table:table-cell>
              <table:table-cell office:value-type="float" office:value="0.199721">
                <text:p>0.199721</text:p>
              </table:table-cell>
              <table:table-cell office:value-type="float" office:value="0.397639">
                <text:p>0.397639</text:p>
              </table:table-cell>
              <table:table-cell office:value-type="float" office:value="0.793149">
                <text:p>0.793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8444">
                <text:p>0.0708444</text:p>
              </table:table-cell>
              <table:table-cell office:value-type="float" office:value="0.148929">
                <text:p>0.148929</text:p>
              </table:table-cell>
              <table:table-cell office:value-type="float" office:value="0.292895">
                <text:p>0.292895</text:p>
              </table:table-cell>
              <table:table-cell office:value-type="float" office:value="0.549599">
                <text:p>0.549599</text:p>
              </table:table-cell>
              <table:table-cell office:value-type="float" office:value="1.15979">
                <text:p>1.15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93825">
                <text:p>0.0893825</text:p>
              </table:table-cell>
              <table:table-cell office:value-type="float" office:value="0.182386">
                <text:p>0.182386</text:p>
              </table:table-cell>
              <table:table-cell office:value-type="float" office:value="0.336684">
                <text:p>0.336684</text:p>
              </table:table-cell>
              <table:table-cell office:value-type="float" office:value="0.644683">
                <text:p>0.644683</text:p>
              </table:table-cell>
              <table:table-cell office:value-type="float" office:value="1.32818">
                <text:p>1.32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5754">
                <text:p>0.135754</text:p>
              </table:table-cell>
              <table:table-cell office:value-type="float" office:value="0.251234">
                <text:p>0.251234</text:p>
              </table:table-cell>
              <table:table-cell office:value-type="float" office:value="0.459761">
                <text:p>0.459761</text:p>
              </table:table-cell>
              <table:table-cell office:value-type="float" office:value="0.829975">
                <text:p>0.829975</text:p>
              </table:table-cell>
              <table:table-cell office:value-type="float" office:value="1.88233">
                <text:p>1.88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2955">
                <text:p>0.182955</text:p>
              </table:table-cell>
              <table:table-cell office:value-type="float" office:value="0.335258">
                <text:p>0.335258</text:p>
              </table:table-cell>
              <table:table-cell office:value-type="float" office:value="0.624214">
                <text:p>0.624214</text:p>
              </table:table-cell>
              <table:table-cell office:value-type="float" office:value="1.14635">
                <text:p>1.14635</text:p>
              </table:table-cell>
              <table:table-cell office:value-type="float" office:value="2.48533">
                <text:p>2.48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4219">
                <text:p>0.234219</text:p>
              </table:table-cell>
              <table:table-cell office:value-type="float" office:value="0.432817">
                <text:p>0.432817</text:p>
              </table:table-cell>
              <table:table-cell office:value-type="float" office:value="0.792312">
                <text:p>0.792312</text:p>
              </table:table-cell>
              <table:table-cell office:value-type="float" office:value="1.50005">
                <text:p>1.50005</text:p>
              </table:table-cell>
              <table:table-cell office:value-type="float" office:value="3.01938">
                <text:p>3.01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66204">
                <text:p>0.566204</text:p>
              </table:table-cell>
              <table:table-cell office:value-type="float" office:value="0.958509">
                <text:p>0.958509</text:p>
              </table:table-cell>
              <table:table-cell office:value-type="float" office:value="1.8462">
                <text:p>1.8462</text:p>
              </table:table-cell>
              <table:table-cell office:value-type="float" office:value="3.48448">
                <text:p>3.48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969">
                <text:p>1.19969</text:p>
              </table:table-cell>
              <table:table-cell office:value-type="float" office:value="2.23824">
                <text:p>2.23824</text:p>
              </table:table-cell>
              <table:table-cell office:value-type="float" office:value="4.17577">
                <text:p>4.17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5.09498">
                <text:p>5.09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7598">
                <text:p>5.87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